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wrap-option="wrap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7pt" style:font-size-asian="7pt" style:font-size-complex="7pt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6.3764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0.87437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7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3">
            <text:p>﻿Name</text:p>
          </table:table-cell>
          <table:table-cell office:value-type="string" table:style-name="ce2">
            <text:p>E-mail 1 - Value</text:p>
          </table:table-cell>
          <table:table-cell office:value-type="string" table:style-name="ce2">
            <text:p>Phone 1 - Value</text:p>
          </table:table-cell>
          <table:table-cell office:value-type="string" table:style-name="ce2">
            <text:p>fax</text:p>
          </table:table-cell>
          <table:table-cell office:value-type="string" table:style-name="ce3">
            <text:p>Address 1 - Formatted</text:p>
          </table:table-cell>
          <table:table-cell office:value-type="string" table:style-name="ce3">
            <text:p>Website 1 - Value</text:p>
          </table:table-cell>
          <table:table-cell office:value-type="string" table:style-name="ce3">
            <text:p>Custom Field 1 - Value</text:p>
          </table:table-cell>
          <table:table-cell office:value-type="string" table:style-name="ce3">
            <text:p>Custom Field 2 - Valu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Gentium SpA Piazza XX Settembere, 2 Villa Guardia</text:p>
          </table:table-cell>
          <table:table-cell office:value-type="string" table:style-name="ce4">
            <text:p>miacobelli@gentium.it</text:p>
          </table:table-cell>
          <table:table-cell office:value-type="string" table:style-name="ce4">
            <text:p>+39031385217</text:p>
          </table:table-cell>
          <table:table-cell office:value-type="string" table:style-name="ce4">
            <text:p>+39031385241</text:p>
          </table:table-cell>
          <table:table-cell office:value-type="string" table:style-name="ce5">
            <text:p>Gentium SpA Piazza XX Settembere, 2 Villa Guardia (CO) 22079</text:p>
          </table:table-cell>
          <table:table-cell office:value-type="string" table:style-name="ce5">
            <text:p>http://www2.clinicalresearch.nl/members/cic.asp?cic=19&amp;team=1</text:p>
          </table:table-cell>
          <table:table-cell office:value-type="string" table:style-name="ce5">
            <text:p>Como</text:p>
          </table:table-cell>
          <table:table-cell office:value-type="string" table:style-name="ce5">
            <text:p>Iacobelli, Massimo-Hoyle, Margaret-Echart, Cinara-Islam, Khali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Novartis Farma SpA L.go U. Boccioni 1 Origgio I-21</text:p>
          </table:table-cell>
          <table:table-cell office:value-type="string" table:style-name="ce4">
            <text:p>elke.engstroem@novartis.com</text:p>
          </table:table-cell>
          <table:table-cell table:style-name="ce4"/>
          <table:table-cell office:value-type="string" table:style-name="ce4">
            <text:p>undefined</text:p>
          </table:table-cell>
          <table:table-cell office:value-type="string" table:style-name="ce5">
            <text:p>Novartis Farma SpA L.go U. Boccioni 1 Origgio I-21040</text:p>
          </table:table-cell>
          <table:table-cell office:value-type="string" table:style-name="ce5">
            <text:p>http://www2.clinicalresearch.nl/members/cic.asp?cic=21&amp;team=1</text:p>
          </table:table-cell>
          <table:table-cell office:value-type="string" table:style-name="ce5">
            <text:p>Origgio</text:p>
          </table:table-cell>
          <table:table-cell office:value-type="string" table:style-name="ce5">
            <text:p>Engstroem, Elke-Tanguler, Duygu-D´Enrico, Federica-Fincato, Gianluca-Swan, Craig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HSS. Antonioe Biagio Haematology Department Via Ve</text:p>
          </table:table-cell>
          <table:table-cell office:value-type="string" table:style-name="ce4">
            <text:p>alevis@ospedale.al.it</text:p>
          </table:table-cell>
          <table:table-cell office:value-type="string" table:style-name="ce4">
            <text:p>39-(0)131-206-156/817</text:p>
          </table:table-cell>
          <table:table-cell office:value-type="string" table:style-name="ce4">
            <text:p>39-(0)131-261-029</text:p>
          </table:table-cell>
          <table:table-cell office:value-type="string" table:style-name="ce5">
            <text:p>HSS. Antonioe Biagio Haematology Department Via Venezia 16 15121 Alessandria</text:p>
          </table:table-cell>
          <table:table-cell office:value-type="string" table:style-name="ce5">
            <text:p>http://www2.clinicalresearch.nl/members/cic.asp?cic=825&amp;team=1</text:p>
          </table:table-cell>
          <table:table-cell office:value-type="string" table:style-name="ce5">
            <text:p>Alessandria</text:p>
          </table:table-cell>
          <table:table-cell office:value-type="string" table:style-name="ce5">
            <text:p>Levis, Alessandro-Corsetti, MariaTeresa-Pini, Massimo-Salvi, Flavia-Pesce, Annarita-Tamiazzo, Stefani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zienda Ospedali Riuniti di Ancona Departmentof He</text:p>
          </table:table-cell>
          <table:table-cell office:value-type="string" table:style-name="ce4">
            <text:p>a.olivieri@univpm.it</text:p>
          </table:table-cell>
          <table:table-cell office:value-type="string" table:style-name="ce4">
            <text:p>39-071-596-4235</text:p>
          </table:table-cell>
          <table:table-cell office:value-type="string" table:style-name="ce4">
            <text:p>39-071-218-3448</text:p>
          </table:table-cell>
          <table:table-cell office:value-type="string" table:style-name="ce5">
            <text:p>Azienda Ospedali Riuniti di Ancona Departmentof Hematology Ancona University Via Conca, 1 60020 Ancona</text:p>
          </table:table-cell>
          <table:table-cell office:value-type="string" table:style-name="ce5">
            <text:p>http://www2.clinicalresearch.nl/members/cic.asp?cic=788&amp;team=1</text:p>
          </table:table-cell>
          <table:table-cell office:value-type="string" table:style-name="ce5">
            <text:p>Ancona</text:p>
          </table:table-cell>
          <table:table-cell office:value-type="string" table:style-name="ce5">
            <text:p>Olivieri, Attilio-Leoni, Pietro-Scortechini, Ilaria-Montanari, Mauro-Montevecchi, Claudia-Barzetti, Lorella-Mancini, Giorgi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azzoni Hospital Haematology Service Via Degli Iri</text:p>
          </table:table-cell>
          <table:table-cell office:value-type="string" table:style-name="ce4">
            <text:p>ematologia@asl13.marche.it</text:p>
          </table:table-cell>
          <table:table-cell table:style-name="ce4"/>
          <table:table-cell office:value-type="string" table:style-name="ce4">
            <text:p>undefined</text:p>
          </table:table-cell>
          <table:table-cell office:value-type="string" table:style-name="ce5">
            <text:p>Mazzoni Hospital Haematology Service Via Degli Iris 6 63100 Ascoli Piceno</text:p>
          </table:table-cell>
          <table:table-cell office:value-type="string" table:style-name="ce5">
            <text:p>http://www2.clinicalresearch.nl/members/cic.asp?cic=119&amp;team=1</text:p>
          </table:table-cell>
          <table:table-cell office:value-type="string" table:style-name="ce5">
            <text:p>AscoliPiceno</text:p>
          </table:table-cell>
          <table:table-cell office:value-type="string" table:style-name="ce5">
            <text:p>Galieni, Piero-Bigazzi, Catia-Falcioni, Sadia-diBuo, MariaRit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.O.R.N.SAN. GMOSCATI Ematologia 83100 Avellino</text:p>
          </table:table-cell>
          <table:table-cell office:value-type="string" table:style-name="ce4">
            <text:p>n.cantore@virgilio.it</text:p>
          </table:table-cell>
          <table:table-cell office:value-type="string" table:style-name="ce4">
            <text:p>39-0825-203-235</text:p>
          </table:table-cell>
          <table:table-cell office:value-type="string" table:style-name="ce4">
            <text:p>39-0825-203-235</text:p>
          </table:table-cell>
          <table:table-cell office:value-type="string" table:style-name="ce5">
            <text:p>A.O.R.N.SAN. GMOSCATI Ematologia 83100 Avellino</text:p>
          </table:table-cell>
          <table:table-cell office:value-type="string" table:style-name="ce5">
            <text:p>http://www2.clinicalresearch.nl/members/cic.asp?cic=789&amp;team=1</text:p>
          </table:table-cell>
          <table:table-cell office:value-type="string" table:style-name="ce5">
            <text:p>Avellino</text:p>
          </table:table-cell>
          <table:table-cell office:value-type="string" table:style-name="ce5">
            <text:p>Storti, Gabriella-Cantore, Nicola-Volpe, Silvestro-Egidio, Fin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Centrodi Riferimento Oncologico C. R. O. IRCCS Avi</text:p>
          </table:table-cell>
          <table:table-cell office:value-type="string" table:style-name="ce4">
            <text:p>altedosi@cro.it</text:p>
          </table:table-cell>
          <table:table-cell office:value-type="string" table:style-name="ce4">
            <text:p>39-04-34-659-020</text:p>
          </table:table-cell>
          <table:table-cell office:value-type="string" table:style-name="ce4">
            <text:p>39-04-34-659-531or200</text:p>
          </table:table-cell>
          <table:table-cell office:value-type="string" table:style-name="ce5">
            <text:p>Centrodi Riferimento Oncologico C. R. O. IRCCS Aviano Via Franco Gallininº2 33081 Aviano</text:p>
          </table:table-cell>
          <table:table-cell office:value-type="string" table:style-name="ce5">
            <text:p>http://www2.clinicalresearch.nl/members/cic.asp?cic=162&amp;team=1</text:p>
          </table:table-cell>
          <table:table-cell office:value-type="string" table:style-name="ce5">
            <text:p>Aviano</text:p>
          </table:table-cell>
          <table:table-cell office:value-type="string" table:style-name="ce5">
            <text:p>Michieli, Mariagrazia-Rupolo, Maurizio-Lleshi, Arben-Mazzucato, Mario-Abbruzzese, Luciano-Sartor, Ivana-Durante, Cristina-Sartor, Ivana-Zanet, Ernesto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Università degli Studi di Bari Cattedrae Serviziod</text:p>
          </table:table-cell>
          <table:table-cell office:value-type="string" table:style-name="ce4">
            <text:p>ematba@cimedoc.uniba.it</text:p>
          </table:table-cell>
          <table:table-cell office:value-type="string" table:style-name="ce4">
            <text:p>+390805478711</text:p>
          </table:table-cell>
          <table:table-cell office:value-type="string" table:style-name="ce4">
            <text:p>+390805428978</text:p>
          </table:table-cell>
          <table:table-cell office:value-type="string" table:style-name="ce5">
            <text:p>Università degli Studi di Bari Cattedrae Serviziodi Ematologia Azienda Policlinico Bari Piazza G. Cesare 11 70124 Bari</text:p>
          </table:table-cell>
          <table:table-cell office:value-type="string" table:style-name="ce5">
            <text:p>http://www2.clinicalresearch.nl/members/cic.asp?cic=649&amp;team=1</text:p>
          </table:table-cell>
          <table:table-cell office:value-type="string" table:style-name="ce5">
            <text:p>Bari</text:p>
          </table:table-cell>
          <table:table-cell office:value-type="string" table:style-name="ce5">
            <text:p>Liso, Vincenzo-Specchia, Giorgina-Vito, Pedone-Domenico, Pastor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spedali Riuniti di Bergamo Divisione di Ematologi</text:p>
          </table:table-cell>
          <table:table-cell office:value-type="string" table:style-name="ce4">
            <text:p>arambaldi@ospedaliriuniti.bergamo.it</text:p>
          </table:table-cell>
          <table:table-cell office:value-type="string" table:style-name="ce4">
            <text:p>39-035-269-492/035266148</text:p>
          </table:table-cell>
          <table:table-cell office:value-type="string" table:style-name="ce4">
            <text:p>39-035-266-147</text:p>
          </table:table-cell>
          <table:table-cell office:value-type="string" table:style-name="ce5">
            <text:p>Ospedali Riuniti di Bergamo Divisione di Ematologia Largo Barozzi, 1 24128 Bergamo</text:p>
          </table:table-cell>
          <table:table-cell office:value-type="string" table:style-name="ce5">
            <text:p>http://www2.clinicalresearch.nl/members/cic.asp?cic=658&amp;team=1</text:p>
          </table:table-cell>
          <table:table-cell office:value-type="string" table:style-name="ce5">
            <text:p>Bergamo</text:p>
          </table:table-cell>
          <table:table-cell office:value-type="string" table:style-name="ce5">
            <text:p>Rambaldi, Alessandro-Grassi, Anna-Algarotti, Alessandra-Micò, Caterina-Trunfio, Angela-Oldani, Elen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Bologna University, S. Orsola- Malpighi Hospital I</text:p>
          </table:table-cell>
          <table:table-cell office:value-type="string" table:style-name="ce4">
            <text:p>giuseppe.bandini@unibo.it</text:p>
          </table:table-cell>
          <table:table-cell office:value-type="string" table:style-name="ce4">
            <text:p>39-051-6363833/3680/3799</text:p>
          </table:table-cell>
          <table:table-cell office:value-type="string" table:style-name="ce4">
            <text:p>39-051-6364037</text:p>
          </table:table-cell>
          <table:table-cell office:value-type="string" table:style-name="ce5">
            <text:p>Bologna University, S. Orsola- Malpighi Hospital Institute of Hematology Medical Oncology A Seràgnoli Via Massarenti 9 40138 Bologna</text:p>
          </table:table-cell>
          <table:table-cell office:value-type="string" table:style-name="ce5">
            <text:p>http://www2.clinicalresearch.nl/members/cic.asp?cic=240&amp;team=1</text:p>
          </table:table-cell>
          <table:table-cell office:value-type="string" table:style-name="ce5">
            <text:p>Bologna</text:p>
          </table:table-cell>
          <table:table-cell office:value-type="string" table:style-name="ce5">
            <text:p>Bandini, Giuseppe-Bonifazi, Francesca-Cavo, Michele-Motta, Mariarosa-Rizzi, Simonetta-Gori, Erika-Bertoni, Rit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Istituto Ortopedico Rizzoli Departmentof Muscolo-</text:p>
          </table:table-cell>
          <table:table-cell office:value-type="string" table:style-name="ce4">
            <text:p>massimo.abate@ior.it</text:p>
          </table:table-cell>
          <table:table-cell office:value-type="string" table:style-name="ce4">
            <text:p>+93-051-636-6990</text:p>
          </table:table-cell>
          <table:table-cell office:value-type="string" table:style-name="ce4">
            <text:p>undefined</text:p>
          </table:table-cell>
          <table:table-cell office:value-type="string" table:style-name="ce5">
            <text:p>Istituto Ortopedico Rizzoli Departmentof Muscolo- Skeletal Oncology Via Pupilli 1 40136 Bologna</text:p>
          </table:table-cell>
          <table:table-cell office:value-type="string" table:style-name="ce5">
            <text:p>http://www2.clinicalresearch.nl/members/cic.asp?cic=453&amp;team=1</text:p>
          </table:table-cell>
          <table:table-cell office:value-type="string" table:style-name="ce5">
            <text:p>Bologna</text:p>
          </table:table-cell>
          <table:table-cell office:value-type="string" table:style-name="ce5">
            <text:p>Abate, Massimo-Cesari, Marilena-Palmerini, Emanuela-Boschi, Rita-Marchesi, Emanuel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zienda Ospedaliero Universitaria Policlinico S. O</text:p>
          </table:table-cell>
          <table:table-cell office:value-type="string" table:style-name="ce4">
            <text:p>tmoped@aosp.it</text:p>
          </table:table-cell>
          <table:table-cell office:value-type="string" table:style-name="ce4">
            <text:p>39-051-636-4664</text:p>
          </table:table-cell>
          <table:table-cell office:value-type="string" table:style-name="ce4">
            <text:p>39-051-346-4664</text:p>
          </table:table-cell>
          <table:table-cell office:value-type="string" table:style-name="ce5">
            <text:p>Azienda Ospedaliero Universitaria Policlinico S. Orsola- Malpighi Bologna Via Albertoni 15 40138 Bologna</text:p>
          </table:table-cell>
          <table:table-cell office:value-type="string" table:style-name="ce5">
            <text:p>http://www2.clinicalresearch.nl/members/cic.asp?cic=790&amp;team=1</text:p>
          </table:table-cell>
          <table:table-cell office:value-type="string" table:style-name="ce5">
            <text:p>Bologna</text:p>
          </table:table-cell>
          <table:table-cell office:value-type="string" table:style-name="ce5">
            <text:p>Pession, Andrea-Prete, Arcangelo-Rondelli, Roberto-DiLeo, Korinne-Melchionda, Fraia-Franzoni, Monica-Massetti, Riccardo-Brazzini, Valentin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Hospital San Maurizio Dept.of Hematology- BMT Unit</text:p>
          </table:table-cell>
          <table:table-cell office:value-type="string" table:style-name="ce4">
            <text:p>emat@asbz.it</text:p>
          </table:table-cell>
          <table:table-cell office:value-type="string" table:style-name="ce4">
            <text:p>39-0471-908-807/-699</text:p>
          </table:table-cell>
          <table:table-cell office:value-type="string" table:style-name="ce4">
            <text:p>39-0471-908-703</text:p>
          </table:table-cell>
          <table:table-cell office:value-type="string" table:style-name="ce5">
            <text:p>Hospital San Maurizio Dept.of Hematology- BMT Unitvia Lorenz Boehler 5 39100 Bolzano</text:p>
          </table:table-cell>
          <table:table-cell office:value-type="string" table:style-name="ce5">
            <text:p>http://www2.clinicalresearch.nl/members/cic.asp?cic=299&amp;team=1</text:p>
          </table:table-cell>
          <table:table-cell office:value-type="string" table:style-name="ce5">
            <text:p>Bolzano</text:p>
          </table:table-cell>
          <table:table-cell office:value-type="string" table:style-name="ce5">
            <text:p>Cortelazzo, Sergio-Casini, Marco-Pinna, Andrea-Cavattoni, Irene-Marabese, Alessandra-Deoola, Sar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pedali Civili- Brescia Hematology Division Depart</text:p>
          </table:table-cell>
          <table:table-cell office:value-type="string" table:style-name="ce4">
            <text:p>rossig@med.unibs.it</text:p>
          </table:table-cell>
          <table:table-cell office:value-type="string" table:style-name="ce4">
            <text:p>39-030-399-5438</text:p>
          </table:table-cell>
          <table:table-cell office:value-type="string" table:style-name="ce4">
            <text:p>39-030-3700852</text:p>
          </table:table-cell>
          <table:table-cell office:value-type="string" table:style-name="ce5">
            <text:p>Spedali Civili- Brescia Hematology Division Department of Medical Oncology Piazzale Spedali Civili 1 25100 Brescia</text:p>
          </table:table-cell>
          <table:table-cell office:value-type="string" table:style-name="ce5">
            <text:p>http://www2.clinicalresearch.nl/members/cic.asp?cic=288&amp;team=1</text:p>
          </table:table-cell>
          <table:table-cell office:value-type="string" table:style-name="ce5">
            <text:p>Brescia</text:p>
          </table:table-cell>
          <table:table-cell office:value-type="string" table:style-name="ce5">
            <text:p>Rossi, Giuseppe-Morello, Enrico-Re, Alessandro-Fenotti, Cristina-Cavalli, Lar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Universitá degli Studidi Brescia Clinica Pediatric</text:p>
          </table:table-cell>
          <table:table-cell office:value-type="string" table:style-name="ce4">
            <text:p>fulvio.porta@gmail.com</text:p>
          </table:table-cell>
          <table:table-cell office:value-type="string" table:style-name="ce4">
            <text:p>39-030-399-5715</text:p>
          </table:table-cell>
          <table:table-cell office:value-type="string" table:style-name="ce4">
            <text:p>39-030-338-8099</text:p>
          </table:table-cell>
          <table:table-cell office:value-type="string" table:style-name="ce5">
            <text:p>Universitá degli Studidi Brescia Clinica Pediatrica Spedali Civili, P.le Spedali Civili 25123 Brescia</text:p>
          </table:table-cell>
          <table:table-cell office:value-type="string" table:style-name="ce5">
            <text:p>http://www2.clinicalresearch.nl/members/cic.asp?cic=741&amp;team=1</text:p>
          </table:table-cell>
          <table:table-cell office:value-type="string" table:style-name="ce5">
            <text:p>Brescia</text:p>
          </table:table-cell>
          <table:table-cell office:value-type="string" table:style-name="ce5">
            <text:p>Porta, Fulvio-Notarangelo, LuigiD.-Mazzolari, Evelina-Lanfranchi, Arnalda-Gulino, Virginia-Grassi, Veronic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errino Hospital Dept.of Ha 0 Brindisi</text:p>
          </table:table-cell>
          <table:table-cell table:style-name="ce4"/>
          <table:table-cell office:value-type="string" table:style-name="ce4">
            <text:p>39-0831537507</text:p>
          </table:table-cell>
          <table:table-cell office:value-type="string" table:style-name="ce4">
            <text:p>39-0831-537-613</text:p>
          </table:table-cell>
          <table:table-cell office:value-type="string" table:style-name="ce5">
            <text:p>Perrino Hospital Dept.of Ha 0 Brindisi</text:p>
          </table:table-cell>
          <table:table-cell office:value-type="string" table:style-name="ce5">
            <text:p>http://www2.clinicalresearch.nl/members/cic.asp?cic=920&amp;team=1</text:p>
          </table:table-cell>
          <table:table-cell office:value-type="string" table:style-name="ce5">
            <text:p>Brindisi</text:p>
          </table:table-cell>
          <table:table-cell office:value-type="string" table:style-name="ce5">
            <text:p>Quarta, Giovanni-Loseto, Giacomo-Mele, Giusepp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zienda Ospedaliera Ospedale di circolodi Busto Ar</text:p>
          </table:table-cell>
          <table:table-cell office:value-type="string" table:style-name="ce4">
            <text:p>mbregni@aobusto.it</text:p>
          </table:table-cell>
          <table:table-cell office:value-type="string" table:style-name="ce4">
            <text:p>+390331699489</text:p>
          </table:table-cell>
          <table:table-cell office:value-type="string" table:style-name="ce4">
            <text:p>+390331699295</text:p>
          </table:table-cell>
          <table:table-cell office:value-type="string" table:style-name="ce5">
            <text:p>Azienda Ospedaliera Ospedale di circolodi Busto Arsizio Oncologia Medica Piazza Solaro No 3 21052 Busto Arsizio</text:p>
          </table:table-cell>
          <table:table-cell office:value-type="string" table:style-name="ce5">
            <text:p>http://www2.clinicalresearch.nl/members/cic.asp?cic=927&amp;team=1</text:p>
          </table:table-cell>
          <table:table-cell office:value-type="string" table:style-name="ce5">
            <text:p>BustoArsizio</text:p>
          </table:table-cell>
          <table:table-cell office:value-type="string" table:style-name="ce5">
            <text:p>Bregni, Marco-Landoni, Carlo-Crovetti, Giovanni-Bertolli, Vanda-LaTargia, Maria-Sprocati, Patrizi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olid Tumours Working Party Azienda Ospedaliera Os</text:p>
          </table:table-cell>
          <table:table-cell office:value-type="string" table:style-name="ce4">
            <text:p>mbregni@milanocuore.eu</text:p>
          </table:table-cell>
          <table:table-cell office:value-type="string" table:style-name="ce4">
            <text:p>+390331699489</text:p>
          </table:table-cell>
          <table:table-cell office:value-type="string" table:style-name="ce4">
            <text:p>+390331699295</text:p>
          </table:table-cell>
          <table:table-cell office:value-type="string" table:style-name="ce5">
            <text:p>Solid Tumours Working Party Azienda Ospedaliera Ospedale di Circolo di Busto Arsizio Oncologia Medica Piazza Solaro No 3 21052 Busto Arsizio</text:p>
          </table:table-cell>
          <table:table-cell office:value-type="string" table:style-name="ce5">
            <text:p>http://www2.clinicalresearch.nl/members/cic.asp?cic=8412&amp;team=1</text:p>
          </table:table-cell>
          <table:table-cell office:value-type="string" table:style-name="ce5">
            <text:p>BustoArsizio</text:p>
          </table:table-cell>
          <table:table-cell office:value-type="string" table:style-name="ce5">
            <text:p>Bregni, Marco-Bay, Jacques-Olivier-Badoglio, Manuel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spedale A. Businco Cagliari Haematology Transplan</text:p>
          </table:table-cell>
          <table:table-cell office:value-type="string" table:style-name="ce4">
            <text:p>emnang@tin.it</text:p>
          </table:table-cell>
          <table:table-cell office:value-type="string" table:style-name="ce4">
            <text:p>+39-070-6095312</text:p>
          </table:table-cell>
          <table:table-cell office:value-type="string" table:style-name="ce4">
            <text:p>+39-070-609-5312</text:p>
          </table:table-cell>
          <table:table-cell office:value-type="string" table:style-name="ce5">
            <text:p>Ospedale A. Businco Cagliari Haematology Transplant Centre Wilma Deplano Via Jenner 09121 Cagliari</text:p>
          </table:table-cell>
          <table:table-cell office:value-type="string" table:style-name="ce5">
            <text:p>http://www2.clinicalresearch.nl/members/cic.asp?cic=791&amp;team=1</text:p>
          </table:table-cell>
          <table:table-cell office:value-type="string" table:style-name="ce5">
            <text:p>Cagliari</text:p>
          </table:table-cell>
          <table:table-cell office:value-type="string" table:style-name="ce5">
            <text:p>Angelucci, Emanuele-Baronciani, Donatella-Depau, Cristina-Piras, Alba-Culurgioni, Fabio-Zucca, Silv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dultand Paediatric Transplant Centre Centro trapi</text:p>
          </table:table-cell>
          <table:table-cell office:value-type="string" table:style-name="ce4">
            <text:p>lanasa@tiscali.it</text:p>
          </table:table-cell>
          <table:table-cell office:value-type="string" table:style-name="ce4">
            <text:p>39-070-609-2800/1</text:p>
          </table:table-cell>
          <table:table-cell office:value-type="string" table:style-name="ce4">
            <text:p>39-070-609-2936</text:p>
          </table:table-cell>
          <table:table-cell office:value-type="string" table:style-name="ce5">
            <text:p>Adultand Paediatric Transplant Centre Centro trapianti di Midollo Osseo P. O. R. Binaghi Vials Guadazzonis, 3 09126 Cagliari</text:p>
          </table:table-cell>
          <table:table-cell office:value-type="string" table:style-name="ce5">
            <text:p>http://www2.clinicalresearch.nl/members/cic.asp?cic=811&amp;team=1</text:p>
          </table:table-cell>
          <table:table-cell office:value-type="string" table:style-name="ce5">
            <text:p>Cagliari</text:p>
          </table:table-cell>
          <table:table-cell office:value-type="string" table:style-name="ce5">
            <text:p>LaNasa, Giorgio-Vacca, Adriana-Corrias, Stefano-Koopmans, AnnaMar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aediatric Transplant Centre Centro trapianti di M</text:p>
          </table:table-cell>
          <table:table-cell office:value-type="string" table:style-name="ce4">
            <text:p>ca2tmo@mcweb.unica.it</text:p>
          </table:table-cell>
          <table:table-cell table:style-name="ce4"/>
          <table:table-cell office:value-type="string" table:style-name="ce4">
            <text:p>undefined</text:p>
          </table:table-cell>
          <table:table-cell office:value-type="string" table:style-name="ce5">
            <text:p>Paediatric Transplant Centre Centro trapianti di Midollo Osseo Ospedale Microcitemico Via Edward Jenners/n 09121 Cagliari</text:p>
          </table:table-cell>
          <table:table-cell office:value-type="string" table:style-name="ce5">
            <text:p>http://www2.clinicalresearch.nl/members/cic.asp?cic=811&amp;team=2</text:p>
          </table:table-cell>
          <table:table-cell office:value-type="string" table:style-name="ce5">
            <text:p>Cagliari</text:p>
          </table:table-cell>
          <table:table-cell office:value-type="string" table:style-name="ce5">
            <text:p>Orofino, MariaGrazia-Cau, Paola-Addari, MariaCarmen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Ferrarotto Divisione Clinicizzatadi Emato</text:p>
          </table:table-cell>
          <table:table-cell office:value-type="string" table:style-name="ce4">
            <text:p>giuseppe.milone@gmail.com</text:p>
          </table:table-cell>
          <table:table-cell office:value-type="string" table:style-name="ce4">
            <text:p>39-095-743-5913/6102</text:p>
          </table:table-cell>
          <table:table-cell office:value-type="string" table:style-name="ce4">
            <text:p>39-095-743-5913</text:p>
          </table:table-cell>
          <table:table-cell office:value-type="string" table:style-name="ce5">
            <text:p>Ospedale Ferrarotto Divisione Clinicizzatadi Ematologia BMT Unit Via S. Citelli 6 95100 Catania</text:p>
          </table:table-cell>
          <table:table-cell office:value-type="string" table:style-name="ce5">
            <text:p>http://www2.clinicalresearch.nl/members/cic.asp?cic=792&amp;team=1</text:p>
          </table:table-cell>
          <table:table-cell office:value-type="string" table:style-name="ce5">
            <text:p>Catania</text:p>
          </table:table-cell>
          <table:table-cell office:value-type="string" table:style-name="ce5">
            <text:p>Milone, Giuseppe-Salvatorre, Leotta-Spadaro, Andre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tà Operativa Di Medicina Interna Via P. Ginevri</text:p>
          </table:table-cell>
          <table:table-cell office:value-type="string" table:style-name="ce4">
            <text:p>ricentu@tin.it</text:p>
          </table:table-cell>
          <table:table-cell office:value-type="string" table:style-name="ce4">
            <text:p>+390733823065</text:p>
          </table:table-cell>
          <table:table-cell office:value-type="string" table:style-name="ce4">
            <text:p>+390733823390</text:p>
          </table:table-cell>
          <table:table-cell office:value-type="string" table:style-name="ce5">
            <text:p>Unità Operativa Di Medicina Interna Via P. Ginevri, 1 62012 Civitanove Marche</text:p>
          </table:table-cell>
          <table:table-cell office:value-type="string" table:style-name="ce5">
            <text:p>http://www2.clinicalresearch.nl/members/cic.asp?cic=419&amp;team=1</text:p>
          </table:table-cell>
          <table:table-cell office:value-type="string" table:style-name="ce5">
            <text:p>CivitanoveMarche</text:p>
          </table:table-cell>
          <table:table-cell office:value-type="string" table:style-name="ce5">
            <text:p>Centurioni, Riccardo-Tassetti, Angela-Minnucci, Luisa-Mirabile, Milena-Ferranti, Caterina-Sabbatini, Francesc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ez. Ematologia- Centro Trapianti Midollo Osseo, M</text:p>
          </table:table-cell>
          <table:table-cell office:value-type="string" table:style-name="ce4">
            <text:p>f.lanza@ospedale.cremona.it</text:p>
          </table:table-cell>
          <table:table-cell office:value-type="string" table:style-name="ce4">
            <text:p>39-0372-405-613/408-105</text:p>
          </table:table-cell>
          <table:table-cell office:value-type="string" table:style-name="ce4">
            <text:p>39-0372-405-655</text:p>
          </table:table-cell>
          <table:table-cell office:value-type="string" table:style-name="ce5">
            <text:p>Sez. Ematologia- Centro Trapianti Midollo Osseo, Medicina II Viale Concordia 1 26100 Cremona</text:p>
          </table:table-cell>
          <table:table-cell office:value-type="string" table:style-name="ce5">
            <text:p>http://www2.clinicalresearch.nl/members/cic.asp?cic=226&amp;team=1</text:p>
          </table:table-cell>
          <table:table-cell office:value-type="string" table:style-name="ce5">
            <text:p>Cremona</text:p>
          </table:table-cell>
          <table:table-cell office:value-type="string" table:style-name="ce5">
            <text:p>Lanza, Francesco-Spedini, Pierangelo-Tajana, Monica-Mauro, Endri-Pagliari, Donatella-Pasini, Annalis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z. Ospedaliera S. Crocee Carle Division of Hemato</text:p>
          </table:table-cell>
          <table:table-cell office:value-type="string" table:style-name="ce4">
            <text:p>ematologia@ospedale.cuneo.it</text:p>
          </table:table-cell>
          <table:table-cell office:value-type="string" table:style-name="ce4">
            <text:p>39-0171-641-070/642414</text:p>
          </table:table-cell>
          <table:table-cell office:value-type="string" table:style-name="ce4">
            <text:p>+390171642937</text:p>
          </table:table-cell>
          <table:table-cell office:value-type="string" table:style-name="ce5">
            <text:p>Az. Ospedaliera S. Crocee Carle Division of Hematology Via Coppino 26 12100 Cuneo</text:p>
          </table:table-cell>
          <table:table-cell office:value-type="string" table:style-name="ce5">
            <text:p>http://www2.clinicalresearch.nl/members/cic.asp?cic=606&amp;team=1</text:p>
          </table:table-cell>
          <table:table-cell office:value-type="string" table:style-name="ce5">
            <text:p>Cuneo</text:p>
          </table:table-cell>
          <table:table-cell office:value-type="string" table:style-name="ce5">
            <text:p>Gallamini, Andrea-Grasso, Mariella-Mordini, Nicola-Mattei, Daniele-Cavallo, Ald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ersità di Ferrara St. Anna Hospital Hematology</text:p>
          </table:table-cell>
          <table:table-cell office:value-type="string" table:style-name="ce4">
            <text:p>cut@unife.it</text:p>
          </table:table-cell>
          <table:table-cell office:value-type="string" table:style-name="ce4">
            <text:p>39-0532-209-100</text:p>
          </table:table-cell>
          <table:table-cell office:value-type="string" table:style-name="ce4">
            <text:p>39-0532-212-142</text:p>
          </table:table-cell>
          <table:table-cell office:value-type="string" table:style-name="ce5">
            <text:p>Università di Ferrara St. Anna Hospital Hematology Section Corso Giovecca 203 44100 Ferrara</text:p>
          </table:table-cell>
          <table:table-cell office:value-type="string" table:style-name="ce5">
            <text:p>http://www2.clinicalresearch.nl/members/cic.asp?cic=330&amp;team=1</text:p>
          </table:table-cell>
          <table:table-cell office:value-type="string" table:style-name="ce5">
            <text:p>Ferrara</text:p>
          </table:table-cell>
          <table:table-cell office:value-type="string" table:style-name="ce5">
            <text:p>Cuneo, Antonio-Moretti, Sabrina-Rigolin, GianMatteo-Baruchello, Antonel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di Careggi BMT Unit Departmentof Hematolo</text:p>
          </table:table-cell>
          <table:table-cell office:value-type="string" table:style-name="ce4">
            <text:p>alberto.bosi@unifi.it</text:p>
          </table:table-cell>
          <table:table-cell office:value-type="float" office:value="390557947726" table:style-name="ce4">
            <text:p>3.90558E+11</text:p>
          </table:table-cell>
          <table:table-cell office:value-type="float" office:value="390557947064" table:style-name="ce4">
            <text:p>3.90558E+11</text:p>
          </table:table-cell>
          <table:table-cell office:value-type="string" table:style-name="ce5">
            <text:p>Ospedale di Careggi BMT Unit Departmentof Hematology 50134 Firenze</text:p>
          </table:table-cell>
          <table:table-cell office:value-type="string" table:style-name="ce5">
            <text:p>http://www2.clinicalresearch.nl/members/cic.asp?cic=304&amp;team=1</text:p>
          </table:table-cell>
          <table:table-cell office:value-type="string" table:style-name="ce5">
            <text:p>Firenze</text:p>
          </table:table-cell>
          <table:table-cell office:value-type="string" table:style-name="ce5">
            <text:p>Bosi, Alberto-Guidi, Stefano-Lombardini, Letizia-Saccardi, Riccardo-Gozzini, Antonella-Nozzoli, Chiara-Galgano, Letizia-Bartolozzi, Benedett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zienda Ospedaliero Universitaria Meyer Department</text:p>
          </table:table-cell>
          <table:table-cell office:value-type="string" table:style-name="ce4">
            <text:p>m.arico@meyer.it</text:p>
          </table:table-cell>
          <table:table-cell office:value-type="string" table:style-name="ce4">
            <text:p>+39.55.566.2738</text:p>
          </table:table-cell>
          <table:table-cell office:value-type="string" table:style-name="ce4">
            <text:p>+39.55.566.2746</text:p>
          </table:table-cell>
          <table:table-cell office:value-type="string" table:style-name="ce5">
            <text:p>Azienda Ospedaliero Universitaria Meyer Departmentof Paediatric Haematology Oncology Viale Pieraccini, 24 50139 Firenze</text:p>
          </table:table-cell>
          <table:table-cell office:value-type="string" table:style-name="ce5">
            <text:p>http://www2.clinicalresearch.nl/members/cic.asp?cic=304&amp;team=2</text:p>
          </table:table-cell>
          <table:table-cell office:value-type="string" table:style-name="ce5">
            <text:p>Firenze</text:p>
          </table:table-cell>
          <table:table-cell office:value-type="string" table:style-name="ce5">
            <text:p>Aricò, Maurizio-Tintori, Veronica-Bambi, Franco-Caselli, Desiree-Brugnolo, Francesca-Frenos, Stefano-Netti, MariaGiovan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talian National BMT Registry- GITMO Ospedale San</text:p>
          </table:table-cell>
          <table:table-cell office:value-type="string" table:style-name="ce4">
            <text:p>rosi.oneto@gitmo.net</text:p>
          </table:table-cell>
          <table:table-cell office:value-type="string" table:style-name="ce4">
            <text:p>39-010-355-469</text:p>
          </table:table-cell>
          <table:table-cell office:value-type="string" table:style-name="ce4">
            <text:p>39-010-355-583</text:p>
          </table:table-cell>
          <table:table-cell office:value-type="string" table:style-name="ce5">
            <text:p>Italian National BMT Registry- GITMO Ospedale San Martino USL13 Divisione di Ematologia Viale Benedetto XV 16132 Genova</text:p>
          </table:table-cell>
          <table:table-cell office:value-type="string" table:style-name="ce5">
            <text:p>http://www2.clinicalresearch.nl/members/cic.asp?cic=8440&amp;team=1</text:p>
          </table:table-cell>
          <table:table-cell office:value-type="string" table:style-name="ce5">
            <text:p>Genova</text:p>
          </table:table-cell>
          <table:table-cell office:value-type="string" table:style-name="ce5">
            <text:p>Rambaldi, Alessandro-Bruno, Barbara-Camboni, Agnese-Oneto, Rosi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ersità di Genova Dept.of Internal Medicine Via</text:p>
          </table:table-cell>
          <table:table-cell office:value-type="string" table:style-name="ce4">
            <text:p>fpatrone@unige.it</text:p>
          </table:table-cell>
          <table:table-cell office:value-type="string" table:style-name="ce4">
            <text:p>39-010-353-8952/8940</text:p>
          </table:table-cell>
          <table:table-cell office:value-type="string" table:style-name="ce4">
            <text:p>39-010-353-8650/7976</text:p>
          </table:table-cell>
          <table:table-cell office:value-type="string" table:style-name="ce5">
            <text:p>Università di Genova Dept.of Internal Medicine Viale Benedetto X Vn.6 16132 Genova</text:p>
          </table:table-cell>
          <table:table-cell office:value-type="string" table:style-name="ce5">
            <text:p>http://www2.clinicalresearch.nl/members/cic.asp?cic=139&amp;team=1</text:p>
          </table:table-cell>
          <table:table-cell office:value-type="string" table:style-name="ce5">
            <text:p>Genova</text:p>
          </table:table-cell>
          <table:table-cell office:value-type="string" table:style-name="ce5">
            <text:p>Patrone, Franco-Ballestrero, Alberto-Gobbi, Marc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San Martino Department of Haematology IIL</text:p>
          </table:table-cell>
          <table:table-cell office:value-type="string" table:style-name="ce4">
            <text:p>andrea.bacigalupo@hsanmartino.it</text:p>
          </table:table-cell>
          <table:table-cell office:value-type="string" table:style-name="ce4">
            <text:p>39-010-355-469</text:p>
          </table:table-cell>
          <table:table-cell office:value-type="string" table:style-name="ce4">
            <text:p>39-010-355-583</text:p>
          </table:table-cell>
          <table:table-cell office:value-type="string" table:style-name="ce5">
            <text:p>Ospedale San Martino Department of Haematology IIL.go R. Benzi 10 16132 Genova</text:p>
          </table:table-cell>
          <table:table-cell office:value-type="string" table:style-name="ce5">
            <text:p>http://www2.clinicalresearch.nl/members/cic.asp?cic=217&amp;team=1</text:p>
          </table:table-cell>
          <table:table-cell office:value-type="string" table:style-name="ce5">
            <text:p>Genova</text:p>
          </table:table-cell>
          <table:table-cell office:value-type="string" table:style-name="ce5">
            <text:p>Bacigalupo, Andrea-Dominietto, Alida-VanLint, M.T.-Lamparelli, Teresa-Gualandi, Francesca-Marmont, A.M.-Oneto, Rosi-Camboni, Agnese-Frau, Luc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nstitute G. Gaslini Largo G. Gaslini 5 16148 Geno</text:p>
          </table:table-cell>
          <table:table-cell office:value-type="string" table:style-name="ce4">
            <text:p>giorgiodini@ospedale-gaslini.ge.it</text:p>
          </table:table-cell>
          <table:table-cell office:value-type="string" table:style-name="ce4">
            <text:p>39-010-5636-715</text:p>
          </table:table-cell>
          <table:table-cell office:value-type="string" table:style-name="ce4">
            <text:p>39-010-377-7133</text:p>
          </table:table-cell>
          <table:table-cell office:value-type="string" table:style-name="ce5">
            <text:p>Institute G. Gaslini Largo G. Gaslini 5 16148 Genova</text:p>
          </table:table-cell>
          <table:table-cell office:value-type="string" table:style-name="ce5">
            <text:p>http://www2.clinicalresearch.nl/members/cic.asp?cic=274&amp;team=1</text:p>
          </table:table-cell>
          <table:table-cell office:value-type="string" table:style-name="ce5">
            <text:p>Genova</text:p>
          </table:table-cell>
          <table:table-cell office:value-type="string" table:style-name="ce5">
            <text:p>Dini, Giorgio-Gazzolo, Andrea-Lanino, Edoardo-Faraci, Maura-Morreale, Giuseppe-Dufour, Carlo-Giardino, Stefano-Simona, Calza-Cancedda, Roberta-Deiana, Marc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zienda Ospedaliera Universitaria San Martino Mono</text:p>
          </table:table-cell>
          <table:table-cell office:value-type="string" table:style-name="ce4">
            <text:p>angelomichele.carella@hsanmartino.it</text:p>
          </table:table-cell>
          <table:table-cell office:value-type="string" table:style-name="ce4">
            <text:p>+39.010.513731</text:p>
          </table:table-cell>
          <table:table-cell office:value-type="string" table:style-name="ce4">
            <text:p>+39.010.5556891</text:p>
          </table:table-cell>
          <table:table-cell office:value-type="string" table:style-name="ce5">
            <text:p>Azienda Ospedaliera Universitaria San Martino Monoblocco 11- Ponente Largo Rosanna Benzi, 10 16132 Genova</text:p>
          </table:table-cell>
          <table:table-cell office:value-type="string" table:style-name="ce5">
            <text:p>http://www2.clinicalresearch.nl/members/cic.asp?cic=987&amp;team=1</text:p>
          </table:table-cell>
          <table:table-cell office:value-type="string" table:style-name="ce5">
            <text:p>Genova</text:p>
          </table:table-cell>
          <table:table-cell office:value-type="string" table:style-name="ce5">
            <text:p>Carella, AngeloMichele-Congiu, AngelaGiovanna-Nati, Sandro-Capurro, Mara-Congiu, AngelaGiovan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Santa Maria Goretti Ematologia Via Canova</text:p>
          </table:table-cell>
          <table:table-cell office:value-type="string" table:style-name="ce4">
            <text:p>emato@online.latina.it</text:p>
          </table:table-cell>
          <table:table-cell office:value-type="string" table:style-name="ce4">
            <text:p>+39-0773-655-3710</text:p>
          </table:table-cell>
          <table:table-cell office:value-type="string" table:style-name="ce4">
            <text:p>+39-0773-655-3718</text:p>
          </table:table-cell>
          <table:table-cell office:value-type="string" table:style-name="ce5">
            <text:p>Ospedale Santa Maria Goretti Ematologia Via Canova 04100 Latina</text:p>
          </table:table-cell>
          <table:table-cell office:value-type="string" table:style-name="ce5">
            <text:p>http://www2.clinicalresearch.nl/members/cic.asp?cic=379&amp;team=1</text:p>
          </table:table-cell>
          <table:table-cell office:value-type="string" table:style-name="ce5">
            <text:p>Latina</text:p>
          </table:table-cell>
          <table:table-cell office:value-type="string" table:style-name="ce5">
            <text:p>DeBlasio, Angelo-Zappone, Elisabetta-OrtulaBarbera, Elettra-Caratelli, Patrizia-Coppetelli, Ug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Vito Fazzi Haematology&amp;amp; Stem Cell Tra</text:p>
          </table:table-cell>
          <table:table-cell office:value-type="string" table:style-name="ce4">
            <text:p>nicola.direnzo@fastwebnet.it</text:p>
          </table:table-cell>
          <table:table-cell office:value-type="string" table:style-name="ce4">
            <text:p>+390832661922/+39083266104</text:p>
          </table:table-cell>
          <table:table-cell office:value-type="string" table:style-name="ce4">
            <text:p>+390832661923</text:p>
          </table:table-cell>
          <table:table-cell office:value-type="string" table:style-name="ce5">
            <text:p>Ospedale Vito Fazzi Haematology&amp;amp; Stem Cell Transplant Unit Piazza F. Muratore, 1c 73100 Lecce</text:p>
          </table:table-cell>
          <table:table-cell office:value-type="string" table:style-name="ce5">
            <text:p>http://www2.clinicalresearch.nl/members/cic.asp?cic=868&amp;team=1</text:p>
          </table:table-cell>
          <table:table-cell office:value-type="string" table:style-name="ce5">
            <text:p>Lecce</text:p>
          </table:table-cell>
          <table:table-cell office:value-type="string" table:style-name="ce5">
            <text:p>DiRenzo, Nicola-Forese, Pasquale-Pennese, Elsa-Perrone, Stefano-Matera, Rosel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stituto Scientifico Romagnolo per lo Studio e la</text:p>
          </table:table-cell>
          <table:table-cell office:value-type="string" table:style-name="ce4">
            <text:p>francesca.fabbri@irst.emr.it</text:p>
          </table:table-cell>
          <table:table-cell office:value-type="string" table:style-name="ce4">
            <text:p>39-0543-739100</text:p>
          </table:table-cell>
          <table:table-cell office:value-type="string" table:style-name="ce4">
            <text:p>39-0543-739290</text:p>
          </table:table-cell>
          <table:table-cell office:value-type="string" table:style-name="ce5">
            <text:p>Istituto Scientifico Romagnolo per lo Studio e la cura dei Tumori( IRST) Via Piero Maroncelli, 40 47014 Meldola</text:p>
          </table:table-cell>
          <table:table-cell office:value-type="string" table:style-name="ce5">
            <text:p>http://www2.clinicalresearch.nl/members/cic.asp?cic=298&amp;team=1</text:p>
          </table:table-cell>
          <table:table-cell office:value-type="string" table:style-name="ce5">
            <text:p>Meldola</text:p>
          </table:table-cell>
          <table:table-cell office:value-type="string" table:style-name="ce5">
            <text:p>DeGiorgi, Ugo-Fattori, PierPaolo-Migliori, Giuseppe-Brolli, Claudia-Bragagni, Marina-Fabbri, Francesc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oliclinico Universitàrio Messina Oncology- Pathol</text:p>
          </table:table-cell>
          <table:table-cell office:value-type="string" table:style-name="ce4">
            <text:p>vpitini@unime.it</text:p>
          </table:table-cell>
          <table:table-cell office:value-type="string" table:style-name="ce4">
            <text:p>39-90-221-3249</text:p>
          </table:table-cell>
          <table:table-cell office:value-type="string" table:style-name="ce4">
            <text:p>39-90-221-3231</text:p>
          </table:table-cell>
          <table:table-cell office:value-type="string" table:style-name="ce5">
            <text:p>Policlinico Universitàrio Messina Oncology- Pathology- Blood Center Oncologia- Medica, Pad. H5ºpiano Via Consolare Valeria 98125 Messina</text:p>
          </table:table-cell>
          <table:table-cell office:value-type="string" table:style-name="ce5">
            <text:p>http://www2.clinicalresearch.nl/members/cic.asp?cic=669&amp;team=1</text:p>
          </table:table-cell>
          <table:table-cell office:value-type="string" table:style-name="ce5">
            <text:p>Messina</text:p>
          </table:table-cell>
          <table:table-cell office:value-type="string" table:style-name="ce5">
            <text:p>Pitini, Vincenzo-Siracusano, Luca-Arrigo, Carme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Maggiore di Milano IRCCS Via Fransesco Sf</text:p>
          </table:table-cell>
          <table:table-cell office:value-type="string" table:style-name="ce4">
            <text:p>agostino.cortelezzi@unimi.it</text:p>
          </table:table-cell>
          <table:table-cell office:value-type="string" table:style-name="ce4">
            <text:p>39-02-5503-3322</text:p>
          </table:table-cell>
          <table:table-cell office:value-type="string" table:style-name="ce4">
            <text:p>39-02-5503-3341</text:p>
          </table:table-cell>
          <table:table-cell office:value-type="string" table:style-name="ce5">
            <text:p>Ospedale Maggiore di Milano IRCCS Via Fransesco Sforza, 35 20122 Milano</text:p>
          </table:table-cell>
          <table:table-cell office:value-type="string" table:style-name="ce5">
            <text:p>http://www2.clinicalresearch.nl/members/cic.asp?cic=265&amp;team=1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Cortelezzi, Agostino-Onida, Francesco-Annaloro, Claudio-Ottani, Laura-Tagliaferri, Ele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Fatebenefratellie Oftalmico Div. Oncologi</text:p>
          </table:table-cell>
          <table:table-cell office:value-type="string" table:style-name="ce4">
            <text:p>progetto.umana@fbf.milano.it</text:p>
          </table:table-cell>
          <table:table-cell office:value-type="string" table:style-name="ce4">
            <text:p>39-02-6363-2223</text:p>
          </table:table-cell>
          <table:table-cell office:value-type="string" table:style-name="ce4">
            <text:p>39-02-6363-2216</text:p>
          </table:table-cell>
          <table:table-cell office:value-type="string" table:style-name="ce5">
            <text:p>Ospedale Fatebenefratellie Oftalmico Div. Oncologia Medicae Chemioterapia Corsodi Porta Nuova 23 20121 Milano</text:p>
          </table:table-cell>
          <table:table-cell office:value-type="string" table:style-name="ce5">
            <text:p>http://www2.clinicalresearch.nl/members/cic.asp?cic=269&amp;team=1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Farina, Gabriella-Bianchi, Celso-Pedretti, Donata-Bianchi, Cels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di Niguarda Ca Granda Hematology Departme</text:p>
          </table:table-cell>
          <table:table-cell office:value-type="string" table:style-name="ce4">
            <text:p>enrica.morra@ospedaleniguarda.it</text:p>
          </table:table-cell>
          <table:table-cell office:value-type="string" table:style-name="ce4">
            <text:p>39-02-6444-2668</text:p>
          </table:table-cell>
          <table:table-cell office:value-type="string" table:style-name="ce4">
            <text:p>39-02-6444-2033</text:p>
          </table:table-cell>
          <table:table-cell office:value-type="string" table:style-name="ce5">
            <text:p>Ospedale di Niguarda Ca Granda Hematology Department Piazza Ospedale Maggiore 3 20162 Milano</text:p>
          </table:table-cell>
          <table:table-cell office:value-type="string" table:style-name="ce5">
            <text:p>http://www2.clinicalresearch.nl/members/cic.asp?cic=294&amp;team=1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Morra, Enrica-Marenco, Paola-Grillo, Giovanni-Gianpiera, Lanz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European Institute of Oncology Via Ripamonti, 435</text:p>
          </table:table-cell>
          <table:table-cell office:value-type="string" table:style-name="ce4">
            <text:p>giovanni.martinelli@ieo.it</text:p>
          </table:table-cell>
          <table:table-cell office:value-type="string" table:style-name="ce4">
            <text:p>39-02-5748-9538/9640</text:p>
          </table:table-cell>
          <table:table-cell office:value-type="string" table:style-name="ce4">
            <text:p>39-02-57489537</text:p>
          </table:table-cell>
          <table:table-cell office:value-type="string" table:style-name="ce5">
            <text:p>European Institute of Oncology Via Ripamonti, 435 20141 Milano</text:p>
          </table:table-cell>
          <table:table-cell office:value-type="string" table:style-name="ce5">
            <text:p>http://www2.clinicalresearch.nl/members/cic.asp?cic=331&amp;team=1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Martinelli, Giovanni-Pastano, Rocco-Laszlo, Daniele-Gigli, Federica-Gardellini, Angelo-Sammassimo, Simona-Clerici, Margherita-Orlando, Laura-Liptrott, Sarah-Calabrese, Lilia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stituto Clinico Humanitas Transplantation Unit De</text:p>
          </table:table-cell>
          <table:table-cell office:value-type="string" table:style-name="ce4">
            <text:p>luca.castagna@cancercenter.humanitas.it</text:p>
          </table:table-cell>
          <table:table-cell office:value-type="string" table:style-name="ce4">
            <text:p>39-02-8224-4587</text:p>
          </table:table-cell>
          <table:table-cell office:value-type="string" table:style-name="ce4">
            <text:p>39-02-8224-4590</text:p>
          </table:table-cell>
          <table:table-cell office:value-type="string" table:style-name="ce5">
            <text:p>Istituto Clinico Humanitas Transplantation Unit Departmentof Oncologyand Haematology Via Manzoni 56 20089 Rozzano Milano</text:p>
          </table:table-cell>
          <table:table-cell office:value-type="string" table:style-name="ce5">
            <text:p>http://www2.clinicalresearch.nl/members/cic.asp?cic=354&amp;team=1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Castagna, Luca-Santoro, Armando-Bramanti, Stefania-Sarina, Barbara-Garofalo, Elena-Mauro, Elis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ersità di Milano Istituto Nazionale dei Tumori</text:p>
          </table:table-cell>
          <table:table-cell office:value-type="string" table:style-name="ce4">
            <text:p>paolo.corradini@unimi.it</text:p>
          </table:table-cell>
          <table:table-cell office:value-type="string" table:style-name="ce4">
            <text:p>00-39-022-390-2950</text:p>
          </table:table-cell>
          <table:table-cell office:value-type="string" table:style-name="ce4">
            <text:p>00-39-022-390-2908</text:p>
          </table:table-cell>
          <table:table-cell office:value-type="string" table:style-name="ce5">
            <text:p>Università di Milano Istituto Nazionale dei Tumori Hematology- Bone Marrow Transplantation Unit Via Venezian, 1 20133 Milano</text:p>
          </table:table-cell>
          <table:table-cell office:value-type="string" table:style-name="ce5">
            <text:p>http://www2.clinicalresearch.nl/members/cic.asp?cic=616&amp;team=1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Corradini, Paolo-Gianni, Alessandro-Magni, Michele-Luksch, Roberto-Montefusco, Vittorio-Saracino, Lucia-Matteucci, Pao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. Carlo Borromeo Hospital Oncology Department Via</text:p>
          </table:table-cell>
          <table:table-cell office:value-type="string" table:style-name="ce4">
            <text:p>Tedeschi.Lucilla@sancarlo.mi.it</text:p>
          </table:table-cell>
          <table:table-cell office:value-type="string" table:style-name="ce4">
            <text:p>39-024-022-2255</text:p>
          </table:table-cell>
          <table:table-cell office:value-type="string" table:style-name="ce4">
            <text:p>39-024-022-2323</text:p>
          </table:table-cell>
          <table:table-cell office:value-type="string" table:style-name="ce5">
            <text:p>S. Carlo Borromeo Hospital Oncology Department Via Pio II, 3 20153 Milano</text:p>
          </table:table-cell>
          <table:table-cell office:value-type="string" table:style-name="ce5">
            <text:p>http://www2.clinicalresearch.nl/members/cic.asp?cic=683&amp;team=1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Tedeschi, Lucilla-Romanelli, Antonella-Vinci, Maria-Pagani, Giad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an Raffaele Scientific Institute Haematology and</text:p>
          </table:table-cell>
          <table:table-cell office:value-type="string" table:style-name="ce4">
            <text:p>ciceri.fabio@hsr.it</text:p>
          </table:table-cell>
          <table:table-cell office:value-type="string" table:style-name="ce4">
            <text:p>39-02-264-339-03</text:p>
          </table:table-cell>
          <table:table-cell office:value-type="string" table:style-name="ce4">
            <text:p>39-02-264-347-60</text:p>
          </table:table-cell>
          <table:table-cell office:value-type="string" table:style-name="ce5">
            <text:p>San Raffaele Scientific Institute Haematology and BMT Via Olgettina 60 20132 Milano</text:p>
          </table:table-cell>
          <table:table-cell office:value-type="string" table:style-name="ce5">
            <text:p>http://www2.clinicalresearch.nl/members/cic.asp?cic=813&amp;team=1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Ciceri, Fabio-Peccatori, Jacopo-Marcatti, Magda-Bernardi, Massimo-Corti, Consuelo-Marktel, Sarah-Fleischhauer, Katharina-Matozzo, Vincenzo-Trinca, Stefan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aediatric Clinic Research Unit Haematologyand BMT</text:p>
          </table:table-cell>
          <table:table-cell office:value-type="string" table:style-name="ce4">
            <text:p>roncarolo.mariagrazia@hsr.it</text:p>
          </table:table-cell>
          <table:table-cell office:value-type="string" table:style-name="ce4">
            <text:p>+39-02-264-343-87</text:p>
          </table:table-cell>
          <table:table-cell office:value-type="string" table:style-name="ce4">
            <text:p>+39-02-264-347-60</text:p>
          </table:table-cell>
          <table:table-cell office:value-type="string" table:style-name="ce5">
            <text:p>Paediatric Clinic Research Unit Haematologyand BMT San Raffaele Scientific Institute Via Olgettina 60 20132 Milano</text:p>
          </table:table-cell>
          <table:table-cell office:value-type="string" table:style-name="ce5">
            <text:p>http://www2.clinicalresearch.nl/members/cic.asp?cic=813&amp;team=2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Roncarolo, MariaGrazia-Aiuti, Alessandro-Cicalese, MariaPia-Soliman, Clara-Callegaro, Lucian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onor Evaluation, Selection&amp;amp; Management Haemat</text:p>
          </table:table-cell>
          <table:table-cell office:value-type="string" table:style-name="ce4">
            <text:p>coppola.milena@hsr.it</text:p>
          </table:table-cell>
          <table:table-cell office:value-type="string" table:style-name="ce4">
            <text:p>+39-02-264-323-49</text:p>
          </table:table-cell>
          <table:table-cell office:value-type="string" table:style-name="ce4">
            <text:p>+39-02-264-321-94</text:p>
          </table:table-cell>
          <table:table-cell office:value-type="string" table:style-name="ce5">
            <text:p>Donor Evaluation, Selection&amp;amp; Management Haematologyand BMT San Raffaele Scientific Institute Via Olgettina 60 20132 Milano</text:p>
          </table:table-cell>
          <table:table-cell office:value-type="string" table:style-name="ce5">
            <text:p>http://www2.clinicalresearch.nl/members/cic.asp?cic=813&amp;team=3</text:p>
          </table:table-cell>
          <table:table-cell office:value-type="string" table:style-name="ce5">
            <text:p>Milano</text:p>
          </table:table-cell>
          <table:table-cell office:value-type="string" table:style-name="ce5">
            <text:p>Coppola, Milena-Bellio, Laur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. Modena, Policlinico Departmentof Oncologyand</text:p>
          </table:table-cell>
          <table:table-cell office:value-type="string" table:style-name="ce4">
            <text:p>franco.narni@unimore.it</text:p>
          </table:table-cell>
          <table:table-cell office:value-type="string" table:style-name="ce4">
            <text:p>39-059-422-2427</text:p>
          </table:table-cell>
          <table:table-cell office:value-type="string" table:style-name="ce4">
            <text:p>39-059-422-3257</text:p>
          </table:table-cell>
          <table:table-cell office:value-type="string" table:style-name="ce5">
            <text:p>Uni. Modena, Policlinico Departmentof Oncologyand Hematology Via del Pozzo 71 41124 Modena</text:p>
          </table:table-cell>
          <table:table-cell office:value-type="string" table:style-name="ce5">
            <text:p>http://www2.clinicalresearch.nl/members/cic.asp?cic=543&amp;team=1</text:p>
          </table:table-cell>
          <table:table-cell office:value-type="string" table:style-name="ce5">
            <text:p>Modena</text:p>
          </table:table-cell>
          <table:table-cell office:value-type="string" table:style-name="ce5">
            <text:p>Narni, Franco-Bresciani, Paola-Mariano, Maria-Ceccherelli, Giovani-Luppi, Mario-Pierazzi, Cinzia-Cuoghi, Ange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zienda Ospedaliera- Universitaria Scuola di Speci</text:p>
          </table:table-cell>
          <table:table-cell office:value-type="string" table:style-name="ce4">
            <text:p>paolucci.paolo@unimo.it</text:p>
          </table:table-cell>
          <table:table-cell office:value-type="string" table:style-name="ce4">
            <text:p>+390594222534</text:p>
          </table:table-cell>
          <table:table-cell office:value-type="string" table:style-name="ce4">
            <text:p>+390594224583</text:p>
          </table:table-cell>
          <table:table-cell office:value-type="string" table:style-name="ce5">
            <text:p>Azienda Ospedaliera- Universitaria Scuola di Specializzazione in Pediatria U. O.di Ematologia, Oncologiae Trapianto Viadel Pozzo, 71 41100 Modena</text:p>
          </table:table-cell>
          <table:table-cell office:value-type="string" table:style-name="ce5">
            <text:p>http://www2.clinicalresearch.nl/members/cic.asp?cic=543&amp;team=2</text:p>
          </table:table-cell>
          <table:table-cell office:value-type="string" table:style-name="ce5">
            <text:p>Modena</text:p>
          </table:table-cell>
          <table:table-cell office:value-type="string" table:style-name="ce5">
            <text:p>Paolucci, Paolo-Palazzi, Giovanni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entro trapianti di Midollo Osseo Clinica Pediatri</text:p>
          </table:table-cell>
          <table:table-cell office:value-type="string" table:style-name="ce4">
            <text:p>a.rovelli@hsgerardo.org</text:p>
          </table:table-cell>
          <table:table-cell office:value-type="string" table:style-name="ce4">
            <text:p>39-039-233-2442/3523/3513</text:p>
          </table:table-cell>
          <table:table-cell office:value-type="string" table:style-name="ce4">
            <text:p>39-039-233-3523</text:p>
          </table:table-cell>
          <table:table-cell office:value-type="string" table:style-name="ce5">
            <text:p>Centro trapianti di Midollo Osseo Clinica Pediatrica Universitàdi Milano Bicocca A. O. San Gerardo. Via Pergolesi 33 20900 Monza</text:p>
          </table:table-cell>
          <table:table-cell office:value-type="string" table:style-name="ce5">
            <text:p>http://www2.clinicalresearch.nl/members/cic.asp?cic=279&amp;team=1</text:p>
          </table:table-cell>
          <table:table-cell office:value-type="string" table:style-name="ce5">
            <text:p>Monza</text:p>
          </table:table-cell>
          <table:table-cell office:value-type="string" table:style-name="ce5">
            <text:p>Rovelli, Attilio-Balduzzi, Adriana-Biagi, Ettore-Longoni, Daniela-Bonanomi, Sonia-Perseghin, Paolo-Marrocco, Emanuela-Mandelli, Nad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San Gerardo Clinica Ematologicadell Unive</text:p>
          </table:table-cell>
          <table:table-cell office:value-type="string" table:style-name="ce4">
            <text:p>p.pioltelli@hsgerardo.org</text:p>
          </table:table-cell>
          <table:table-cell office:value-type="string" table:style-name="ce4">
            <text:p>39-039-233-2392</text:p>
          </table:table-cell>
          <table:table-cell office:value-type="string" table:style-name="ce4">
            <text:p>39-039-233-3440</text:p>
          </table:table-cell>
          <table:table-cell office:value-type="string" table:style-name="ce5">
            <text:p>Ospedale San Gerardo Clinica Ematologicadell Università Milano- Biocca Via Pergolese 33 20900 Monza</text:p>
          </table:table-cell>
          <table:table-cell office:value-type="string" table:style-name="ce5">
            <text:p>http://www2.clinicalresearch.nl/members/cic.asp?cic=544&amp;team=1</text:p>
          </table:table-cell>
          <table:table-cell office:value-type="string" table:style-name="ce5">
            <text:p>Monza</text:p>
          </table:table-cell>
          <table:table-cell office:value-type="string" table:style-name="ce5">
            <text:p>Pogliani, EnricoMaria-Pioltelli, Pietro-Parma, Matteo-Terruzzi, Elisabetta-Pirola, Emanuele-Brambilla, Cecil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ersità di Napoli Federico II Medical School Di</text:p>
          </table:table-cell>
          <table:table-cell office:value-type="string" table:style-name="ce4">
            <text:p>gederosa@unina.it</text:p>
          </table:table-cell>
          <table:table-cell office:value-type="string" table:style-name="ce4">
            <text:p>39-081-746-2037</text:p>
          </table:table-cell>
          <table:table-cell office:value-type="string" table:style-name="ce4">
            <text:p>39-081-746-2165</text:p>
          </table:table-cell>
          <table:table-cell office:value-type="string" table:style-name="ce5">
            <text:p>Università di Napoli Federico II Medical School Division of Hematology Via S Pansini 5 80131 Napoli</text:p>
          </table:table-cell>
          <table:table-cell office:value-type="string" table:style-name="ce5">
            <text:p>http://www2.clinicalresearch.nl/members/cic.asp?cic=766&amp;team=1</text:p>
          </table:table-cell>
          <table:table-cell office:value-type="string" table:style-name="ce5">
            <text:p>Napoli</text:p>
          </table:table-cell>
          <table:table-cell office:value-type="string" table:style-name="ce5">
            <text:p>deRosa, Gennaro-Risitano, Antonio-Pane, Fabrizio-Gargiulo, Gianpaol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st Naz Tumori- Fondazione Sen G Pascale U.O.S.C E</text:p>
          </table:table-cell>
          <table:table-cell office:value-type="string" table:style-name="ce4">
            <text:p>apinto.int.napoli@tin.it</text:p>
          </table:table-cell>
          <table:table-cell office:value-type="string" table:style-name="ce4">
            <text:p>39-081-590-32-04/14/18/19</text:p>
          </table:table-cell>
          <table:table-cell office:value-type="string" table:style-name="ce4">
            <text:p>39-081-590-38-19</text:p>
          </table:table-cell>
          <table:table-cell office:value-type="string" table:style-name="ce5">
            <text:p>Ist Naz Tumori- Fondazione Sen G Pascale U.O.S.C Ematologia Oncologia Via Mariano Semmola 80131 Napoli</text:p>
          </table:table-cell>
          <table:table-cell office:value-type="string" table:style-name="ce5">
            <text:p>http://www2.clinicalresearch.nl/members/cic.asp?cic=839&amp;team=1</text:p>
          </table:table-cell>
          <table:table-cell office:value-type="string" table:style-name="ce5">
            <text:p>Napoli</text:p>
          </table:table-cell>
          <table:table-cell office:value-type="string" table:style-name="ce5">
            <text:p>Pinto, Antonio-Marcacci, Gianpaol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San Francesco Division of Hematology 0810</text:p>
          </table:table-cell>
          <table:table-cell office:value-type="string" table:style-name="ce4">
            <text:p>emanuor@tiscali.it</text:p>
          </table:table-cell>
          <table:table-cell office:value-type="string" table:style-name="ce4">
            <text:p>39-0784-240-206</text:p>
          </table:table-cell>
          <table:table-cell office:value-type="string" table:style-name="ce4">
            <text:p>39-0784-240-463</text:p>
          </table:table-cell>
          <table:table-cell office:value-type="string" table:style-name="ce5">
            <text:p>Ospedale San Francesco Division of Hematology 08100 Nuoro</text:p>
          </table:table-cell>
          <table:table-cell office:value-type="string" table:style-name="ce5">
            <text:p>http://www2.clinicalresearch.nl/members/cic.asp?cic=793&amp;team=1</text:p>
          </table:table-cell>
          <table:table-cell office:value-type="string" table:style-name="ce5">
            <text:p>Nuoro</text:p>
          </table:table-cell>
          <table:table-cell office:value-type="string" table:style-name="ce5">
            <text:p>Gabbas, Attilio-Arru, Luigi-Latte, G.Carlo-Palmas, Angelo-Piras, Giovanna-Fais, AnnaMaria-Palmas, Angel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linicadi Oncoematologia Pediatrica Dipartimentodi</text:p>
          </table:table-cell>
          <table:table-cell office:value-type="string" table:style-name="ce4">
            <text:p>chiara.messina@unipd.it</text:p>
          </table:table-cell>
          <table:table-cell office:value-type="string" table:style-name="ce4">
            <text:p>39-049-821-3579</text:p>
          </table:table-cell>
          <table:table-cell office:value-type="string" table:style-name="ce4">
            <text:p>39-049-821-3510</text:p>
          </table:table-cell>
          <table:table-cell office:value-type="string" table:style-name="ce5">
            <text:p>Clinicadi Oncoematologia Pediatrica Dipartimentodi Pediatria Via Giustiniani 3 35128 Padova</text:p>
          </table:table-cell>
          <table:table-cell office:value-type="string" table:style-name="ce5">
            <text:p>http://www2.clinicalresearch.nl/members/cic.asp?cic=285&amp;team=1</text:p>
          </table:table-cell>
          <table:table-cell office:value-type="string" table:style-name="ce5">
            <text:p>Padova</text:p>
          </table:table-cell>
          <table:table-cell office:value-type="string" table:style-name="ce5">
            <text:p>Messina, Chiara-Calore, Elisabetta-Varotto, Stefania-Bernardi, Matteo-Pillon, Mart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adua University Hospital Departmentof Medicine- H</text:p>
          </table:table-cell>
          <table:table-cell office:value-type="string" table:style-name="ce4">
            <text:p>ematologiapadova.dimed@unipd.it</text:p>
          </table:table-cell>
          <table:table-cell office:value-type="string" table:style-name="ce4">
            <text:p>+390498212298</text:p>
          </table:table-cell>
          <table:table-cell office:value-type="string" table:style-name="ce4">
            <text:p>+390498211970</text:p>
          </table:table-cell>
          <table:table-cell office:value-type="string" table:style-name="ce5">
            <text:p>Padua University Hospital Departmentof Medicine- Hematology Section Via Giustiniani 2 35128 Padova</text:p>
          </table:table-cell>
          <table:table-cell office:value-type="string" table:style-name="ce5">
            <text:p>http://www2.clinicalresearch.nl/members/cic.asp?cic=853&amp;team=1</text:p>
          </table:table-cell>
          <table:table-cell office:value-type="string" table:style-name="ce5">
            <text:p>Padova</text:p>
          </table:table-cell>
          <table:table-cell office:value-type="string" table:style-name="ce5">
            <text:p>Semenzato, Gianpietro-Trentin, Livio-Zambello, Renato-Pavan, Laura-Colpo, Anna-Sabbion, Carlo-DeNadai, Alessandr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dei Bambini Paediatric Haematology Oncolo</text:p>
          </table:table-cell>
          <table:table-cell office:value-type="string" table:style-name="ce4">
            <text:p>ottavioziino@yahoo.it</text:p>
          </table:table-cell>
          <table:table-cell office:value-type="string" table:style-name="ce4">
            <text:p>+39.916.666.131/036</text:p>
          </table:table-cell>
          <table:table-cell office:value-type="string" table:style-name="ce4">
            <text:p>+39.916.666.001</text:p>
          </table:table-cell>
          <table:table-cell office:value-type="string" table:style-name="ce5">
            <text:p>Ospedale dei Bambini Paediatric Haematology Oncology Via Benedettini 1 90144 Palermo</text:p>
          </table:table-cell>
          <table:table-cell office:value-type="string" table:style-name="ce5">
            <text:p>http://www2.clinicalresearch.nl/members/cic.asp?cic=109&amp;team=1</text:p>
          </table:table-cell>
          <table:table-cell office:value-type="string" table:style-name="ce5">
            <text:p>Palermo</text:p>
          </table:table-cell>
          <table:table-cell office:value-type="string" table:style-name="ce5">
            <text:p>Ziino, Ottavio-Tropia, Serena-Cannella, Sonia-Riccardi, Mariastella-Grigoli, Antonel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.R.N.A.S. Civico-Di Cristina U.O. EMATOLOGIA Piaz</text:p>
          </table:table-cell>
          <table:table-cell office:value-type="string" table:style-name="ce4">
            <text:p>gpagnucco@ospedalecivicopa.org</text:p>
          </table:table-cell>
          <table:table-cell office:value-type="string" table:style-name="ce4">
            <text:p>+390916664147</text:p>
          </table:table-cell>
          <table:table-cell office:value-type="string" table:style-name="ce4">
            <text:p>+390916664222</text:p>
          </table:table-cell>
          <table:table-cell office:value-type="string" table:style-name="ce5">
            <text:p>A.R.N.A.S. Civico-Di Cristina U.O. EMATOLOGIA Piazza Leotta 6 90100 Palermo</text:p>
          </table:table-cell>
          <table:table-cell office:value-type="string" table:style-name="ce5">
            <text:p>http://www2.clinicalresearch.nl/members/cic.asp?cic=157&amp;team=1</text:p>
          </table:table-cell>
          <table:table-cell office:value-type="string" table:style-name="ce5">
            <text:p>Palermo</text:p>
          </table:table-cell>
          <table:table-cell office:value-type="string" table:style-name="ce5">
            <text:p>Pagnucco, Guido-Tomaselli, Carmen-Bondi, Francesca-Randazzo, Cristina-Anxur, Merend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V. Cervello Div.di Ematologiae Unità Trap</text:p>
          </table:table-cell>
          <table:table-cell office:value-type="string" table:style-name="ce4">
            <text:p>rscime@tiscali.it</text:p>
          </table:table-cell>
          <table:table-cell office:value-type="string" table:style-name="ce4">
            <text:p>00-39-091-6802641</text:p>
          </table:table-cell>
          <table:table-cell office:value-type="string" table:style-name="ce4">
            <text:p>00-39-091-6884723</text:p>
          </table:table-cell>
          <table:table-cell office:value-type="string" table:style-name="ce5">
            <text:p>Ospedale V. Cervello Div.di Ematologiae Unità Trapian ti Via Trabucco 180 90146 Palermo</text:p>
          </table:table-cell>
          <table:table-cell office:value-type="string" table:style-name="ce5">
            <text:p>http://www2.clinicalresearch.nl/members/cic.asp?cic=392&amp;team=1</text:p>
          </table:table-cell>
          <table:table-cell office:value-type="string" table:style-name="ce5">
            <text:p>Palermo</text:p>
          </table:table-cell>
          <table:table-cell office:value-type="string" table:style-name="ce5">
            <text:p>Scimè, Rosanna-Cavallaro, AnnaMaria-Tringali, Stefania-Pitrone, Rosalba-Sbriglio, Luc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La Maddalena- Dpt. Oncologico Unità Opera</text:p>
          </table:table-cell>
          <table:table-cell office:value-type="string" table:style-name="ce4">
            <text:p>mamusso@libero.it</text:p>
          </table:table-cell>
          <table:table-cell office:value-type="string" table:style-name="ce4">
            <text:p>39-091-680-6523</text:p>
          </table:table-cell>
          <table:table-cell office:value-type="string" table:style-name="ce4">
            <text:p>39-091-680-6906</text:p>
          </table:table-cell>
          <table:table-cell office:value-type="string" table:style-name="ce5">
            <text:p>Ospedale La Maddalena- Dpt. Oncologico Unità Operativa di Oncoematologia e Trapianto di Midollo Via S. Lorenzo Colli, 312 90146 Palermo</text:p>
          </table:table-cell>
          <table:table-cell office:value-type="string" table:style-name="ce5">
            <text:p>http://www2.clinicalresearch.nl/members/cic.asp?cic=692&amp;team=1</text:p>
          </table:table-cell>
          <table:table-cell office:value-type="string" table:style-name="ce5">
            <text:p>Palermo</text:p>
          </table:table-cell>
          <table:table-cell office:value-type="string" table:style-name="ce5">
            <text:p>Musso, Maurizio-Porretto, Ferdinando-Crescimanno, Alessandra-Giambrone, Anton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.di Palermo Div.di Ematologia con Trapiantodi</text:p>
          </table:table-cell>
          <table:table-cell office:value-type="string" table:style-name="ce4">
            <text:p>aidsabba@unipa.it</text:p>
          </table:table-cell>
          <table:table-cell office:value-type="string" table:style-name="ce4">
            <text:p>39-091-655-4401</text:p>
          </table:table-cell>
          <table:table-cell office:value-type="string" table:style-name="ce4">
            <text:p>39-091-655-4402/4423</text:p>
          </table:table-cell>
          <table:table-cell office:value-type="string" table:style-name="ce5">
            <text:p>Univ.di Palermo Div.di Ematologia con Trapiantodi Midollo Via del Vespron 129 90127 Palermo</text:p>
          </table:table-cell>
          <table:table-cell office:value-type="string" table:style-name="ce5">
            <text:p>http://www2.clinicalresearch.nl/members/cic.asp?cic=814&amp;team=1</text:p>
          </table:table-cell>
          <table:table-cell office:value-type="string" table:style-name="ce5">
            <text:p>Palermo</text:p>
          </table:table-cell>
          <table:table-cell office:value-type="string" table:style-name="ce5">
            <text:p>Abbadessa, Vincenzo-Quintini, Gerlando-Chiaramonte, Rosalba-Minardi, Vivia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ersità di Parma Cattedra di Ematologia Centro</text:p>
          </table:table-cell>
          <table:table-cell office:value-type="string" table:style-name="ce4">
            <text:p>ematopr@unipr.it</text:p>
          </table:table-cell>
          <table:table-cell office:value-type="string" table:style-name="ce4">
            <text:p>39-05-21-033265</text:p>
          </table:table-cell>
          <table:table-cell office:value-type="string" table:style-name="ce4">
            <text:p>39-05-21-033264</text:p>
          </table:table-cell>
          <table:table-cell office:value-type="string" table:style-name="ce5">
            <text:p>Università di Parma Cattedra di Ematologia Centro Trapianti Midollo Osseo Via Gramsci 14 43100 Parma</text:p>
          </table:table-cell>
          <table:table-cell office:value-type="string" table:style-name="ce5">
            <text:p>http://www2.clinicalresearch.nl/members/cic.asp?cic=245&amp;team=1</text:p>
          </table:table-cell>
          <table:table-cell office:value-type="string" table:style-name="ce5">
            <text:p>Parma</text:p>
          </table:table-cell>
          <table:table-cell office:value-type="string" table:style-name="ce5">
            <text:p>Rizzoli, Vittorio-Giuliani, Nicola-Mangoni, Lina-Caramatti, Cecil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M Tunit Clinica Ematologica Fondazione IRCCS Poli</text:p>
          </table:table-cell>
          <table:table-cell office:value-type="string" table:style-name="ce4">
            <text:p>alessandrino@smatteo.pv.it</text:p>
          </table:table-cell>
          <table:table-cell office:value-type="string" table:style-name="ce4">
            <text:p>39-0382-503098</text:p>
          </table:table-cell>
          <table:table-cell office:value-type="string" table:style-name="ce4">
            <text:p>39-0382-502250</text:p>
          </table:table-cell>
          <table:table-cell office:value-type="string" table:style-name="ce5">
            <text:p>BM Tunit Clinica Ematologica Fondazione IRCCS Policlinico San Matteo Viale Golgi N19, 27100 Pavia</text:p>
          </table:table-cell>
          <table:table-cell office:value-type="string" table:style-name="ce5">
            <text:p>http://www2.clinicalresearch.nl/members/cic.asp?cic=286&amp;team=1</text:p>
          </table:table-cell>
          <table:table-cell office:value-type="string" table:style-name="ce5">
            <text:p>Pavia</text:p>
          </table:table-cell>
          <table:table-cell office:value-type="string" table:style-name="ce5">
            <text:p>Alessandrino, E.Paolo-Bernasconi, Paolo-Colombo, AnnaAmelia-Caldera, Daniela-Pascutto, Cristiana-Deiana, Cinzia-Ripamonti, Francesc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ondazione IRCCS Policlinico San Matteo Pediatric</text:p>
          </table:table-cell>
          <table:table-cell office:value-type="string" table:style-name="ce4">
            <text:p>m.zecca@smatteo.pv.it</text:p>
          </table:table-cell>
          <table:table-cell office:value-type="float" office:value="390382502607" table:style-name="ce4">
            <text:p>3.90383E+11</text:p>
          </table:table-cell>
          <table:table-cell office:value-type="float" office:value="390382501251" table:style-name="ce4">
            <text:p>3.90383E+11</text:p>
          </table:table-cell>
          <table:table-cell office:value-type="string" table:style-name="ce5">
            <text:p>Fondazione IRCCS Policlinico San Matteo Pediatric Hematology- Oncology Viale Golgi 19 27100 Pavia</text:p>
          </table:table-cell>
          <table:table-cell office:value-type="string" table:style-name="ce5">
            <text:p>http://www2.clinicalresearch.nl/members/cic.asp?cic=557&amp;team=1</text:p>
          </table:table-cell>
          <table:table-cell office:value-type="string" table:style-name="ce5">
            <text:p>Pavia</text:p>
          </table:table-cell>
          <table:table-cell office:value-type="string" table:style-name="ce5">
            <text:p>Zecca, Marco-Decembrino, Nini-Maccario, Rita-Giorgiani, Giovanna-Comoli, Patrizia-Moretta, Antonia-Montagna, Daniela-DeCecco, Valenti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ondazione S. Maugeri Div. Oncologia Medicavia Fer</text:p>
          </table:table-cell>
          <table:table-cell office:value-type="string" table:style-name="ce4">
            <text:p>azambelli@fsm.it</text:p>
          </table:table-cell>
          <table:table-cell office:value-type="string" table:style-name="ce4">
            <text:p>39-0382-592-657</text:p>
          </table:table-cell>
          <table:table-cell office:value-type="string" table:style-name="ce4">
            <text:p>39-0382-592-088</text:p>
          </table:table-cell>
          <table:table-cell office:value-type="string" table:style-name="ce5">
            <text:p>Fondazione S. Maugeri Div. Oncologia Medicavia Ferrata 8 27100 Pavia</text:p>
          </table:table-cell>
          <table:table-cell office:value-type="string" table:style-name="ce5">
            <text:p>http://www2.clinicalresearch.nl/members/cic.asp?cic=771&amp;team=1</text:p>
          </table:table-cell>
          <table:table-cell office:value-type="string" table:style-name="ce5">
            <text:p>Pavia</text:p>
          </table:table-cell>
          <table:table-cell office:value-type="string" table:style-name="ce5">
            <text:p>Zambelli, Alberto-DaPrada, G.A.-Lanza, Annalisa-Fregoni, Vittorio-Piccinini, Claud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ersity of Perugia Sez. Medicina Internae Scien</text:p>
          </table:table-cell>
          <table:table-cell office:value-type="string" table:style-name="ce4">
            <text:p>marinal@unipg.it</text:p>
          </table:table-cell>
          <table:table-cell office:value-type="string" table:style-name="ce4">
            <text:p>39-075-578-3436</text:p>
          </table:table-cell>
          <table:table-cell office:value-type="string" table:style-name="ce4">
            <text:p>39-075-578-3444</text:p>
          </table:table-cell>
          <table:table-cell office:value-type="string" table:style-name="ce5">
            <text:p>University of Perugia Sez. Medicina Internae Scienze Oncol. Policlinico Monteluce I 06122 Perugia</text:p>
          </table:table-cell>
          <table:table-cell office:value-type="string" table:style-name="ce5">
            <text:p>http://www2.clinicalresearch.nl/members/cic.asp?cic=573&amp;team=1</text:p>
          </table:table-cell>
          <table:table-cell office:value-type="string" table:style-name="ce5">
            <text:p>Perugia</text:p>
          </table:table-cell>
          <table:table-cell office:value-type="string" table:style-name="ce5">
            <text:p>Liberati, Marina-Capparella, Vincenzo-Schippa, Monica-Ferrara, Pasqualind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ezione di Ematologia Dipartimento di Medicina Cli</text:p>
          </table:table-cell>
          <table:table-cell office:value-type="string" table:style-name="ce4">
            <text:p>velardi@unipg.it</text:p>
          </table:table-cell>
          <table:table-cell office:value-type="string" table:style-name="ce4">
            <text:p>39-075-578-4124</text:p>
          </table:table-cell>
          <table:table-cell office:value-type="string" table:style-name="ce4">
            <text:p>39-075-578-4170</text:p>
          </table:table-cell>
          <table:table-cell office:value-type="string" table:style-name="ce5">
            <text:p>Sezione di Ematologia Dipartimento di Medicina Clinicae Sperimentale Università di Perugia Ospedale Santa Maria della Misericordia 06132 Perugia</text:p>
          </table:table-cell>
          <table:table-cell office:value-type="string" table:style-name="ce5">
            <text:p>http://www2.clinicalresearch.nl/members/cic.asp?cic=794&amp;team=1</text:p>
          </table:table-cell>
          <table:table-cell office:value-type="string" table:style-name="ce5">
            <text:p>Perugia</text:p>
          </table:table-cell>
          <table:table-cell office:value-type="string" table:style-name="ce5">
            <text:p>Velardi, Andrea-Carotti, Alessandra-Caniglia, Maurizio-Falzetti, Franca-Monaldi, Antonella-Santucci, Antonel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ipartimentodi Medicina Clinica e Sperimentale Uni</text:p>
          </table:table-cell>
          <table:table-cell office:value-type="string" table:style-name="ce4">
            <text:p>velardi@unipg.it</text:p>
          </table:table-cell>
          <table:table-cell office:value-type="string" table:style-name="ce4">
            <text:p>+39.075.578.4124</text:p>
          </table:table-cell>
          <table:table-cell office:value-type="string" table:style-name="ce4">
            <text:p>+39.075.578.4170</text:p>
          </table:table-cell>
          <table:table-cell office:value-type="string" table:style-name="ce5">
            <text:p>Dipartimentodi Medicina Clinica e Sperimentale Università di Perugia Ospedale Santa Mariadella Misericordia 06132 Perugia</text:p>
          </table:table-cell>
          <table:table-cell office:value-type="string" table:style-name="ce5">
            <text:p>http://www2.clinicalresearch.nl/members/cic.asp?cic=8420&amp;team=1</text:p>
          </table:table-cell>
          <table:table-cell office:value-type="string" table:style-name="ce5">
            <text:p>Perugia</text:p>
          </table:table-cell>
          <table:table-cell office:value-type="string" table:style-name="ce5">
            <text:p>Velardi, Andrea-Toubert, Antoine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esaro Hospital Hematology Transplant Centre Murag</text:p>
          </table:table-cell>
          <table:table-cell office:value-type="string" table:style-name="ce4">
            <text:p>g.visani@ospedalesansalvatore.it</text:p>
          </table:table-cell>
          <table:table-cell office:value-type="string" table:style-name="ce4">
            <text:p>39-(0)7-21-364-039</text:p>
          </table:table-cell>
          <table:table-cell office:value-type="string" table:style-name="ce4">
            <text:p>39-(0)7-21-364-036</text:p>
          </table:table-cell>
          <table:table-cell office:value-type="string" table:style-name="ce5">
            <text:p>Pesaro Hospital Hematology Transplant Centre Muraglia-via Lombroso 61100 Pesaro</text:p>
          </table:table-cell>
          <table:table-cell office:value-type="string" table:style-name="ce5">
            <text:p>http://www2.clinicalresearch.nl/members/cic.asp?cic=529&amp;team=1</text:p>
          </table:table-cell>
          <table:table-cell office:value-type="string" table:style-name="ce5">
            <text:p>Pesaro</text:p>
          </table:table-cell>
          <table:table-cell office:value-type="string" table:style-name="ce5">
            <text:p>Visani, Guiseppe-Barulli, Sara-Guiducci, Barbara-Giardini, Claudio-Lucesole, Moira-Malerba, Lara-Leopardi, Giuliana-Bonopera, Aldi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Civile Department of Hematology Fonte Rom</text:p>
          </table:table-cell>
          <table:table-cell office:value-type="string" table:style-name="ce4">
            <text:p>pescaratmo@virgilio.it</text:p>
          </table:table-cell>
          <table:table-cell office:value-type="string" table:style-name="ce4">
            <text:p>39-085-425-2581</text:p>
          </table:table-cell>
          <table:table-cell office:value-type="string" table:style-name="ce4">
            <text:p>39-085-425-2583</text:p>
          </table:table-cell>
          <table:table-cell office:value-type="string" table:style-name="ce5">
            <text:p>Ospedale Civile Department of Hematology Fonte Romana 8 65125 Pescara</text:p>
          </table:table-cell>
          <table:table-cell office:value-type="string" table:style-name="ce5">
            <text:p>http://www2.clinicalresearch.nl/members/cic.asp?cic=248&amp;team=1</text:p>
          </table:table-cell>
          <table:table-cell office:value-type="string" table:style-name="ce5">
            <text:p>Pescara</text:p>
          </table:table-cell>
          <table:table-cell office:value-type="string" table:style-name="ce5">
            <text:p>DiBartolomeo, Paolo-Bavaro, Pasqua-Olioso, Paola-DiCarlo, Paolo-Papalinetti, Gabriele-Santarone, Stella-DiNicola, Daniela-Pennese, Els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ospital Guglielmo da Saliceto Oncology and Hemato</text:p>
          </table:table-cell>
          <table:table-cell office:value-type="string" table:style-name="ce4">
            <text:p>l.cavanna@ausl.pc.it</text:p>
          </table:table-cell>
          <table:table-cell office:value-type="string" table:style-name="ce4">
            <text:p>+390523302697</text:p>
          </table:table-cell>
          <table:table-cell office:value-type="string" table:style-name="ce4">
            <text:p>+390523302141</text:p>
          </table:table-cell>
          <table:table-cell office:value-type="string" table:style-name="ce5">
            <text:p>Hospital Guglielmo da Saliceto Oncology and Hematology Department Via Taverna 49 29100 Piacenza</text:p>
          </table:table-cell>
          <table:table-cell office:value-type="string" table:style-name="ce5">
            <text:p>http://www2.clinicalresearch.nl/members/cic.asp?cic=163&amp;team=1</text:p>
          </table:table-cell>
          <table:table-cell office:value-type="string" table:style-name="ce5">
            <text:p>Piacenza</text:p>
          </table:table-cell>
          <table:table-cell office:value-type="string" table:style-name="ce5">
            <text:p>Cavanna, Luigi-Vallisa, Daniele-Lazzaro, Antonio-Muroni, Monica-Pagani, Raffael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tà Operativa Oncoematologia Pediatrica Azienda</text:p>
          </table:table-cell>
          <table:table-cell office:value-type="string" table:style-name="ce4">
            <text:p>c.favre@med.unipi.it</text:p>
          </table:table-cell>
          <table:table-cell office:value-type="string" table:style-name="ce4">
            <text:p>39-050-992-840</text:p>
          </table:table-cell>
          <table:table-cell office:value-type="string" table:style-name="ce4">
            <text:p>39-050-993-426</text:p>
          </table:table-cell>
          <table:table-cell office:value-type="string" table:style-name="ce5">
            <text:p>Unità Operativa Oncoematologia Pediatrica Azienda Ospedaliera Universitaria Pisa via Rome, 67 56100 Pisa</text:p>
          </table:table-cell>
          <table:table-cell office:value-type="string" table:style-name="ce5">
            <text:p>http://www2.clinicalresearch.nl/members/cic.asp?cic=795&amp;team=1</text:p>
          </table:table-cell>
          <table:table-cell office:value-type="string" table:style-name="ce5">
            <text:p>Pisa</text:p>
          </table:table-cell>
          <table:table-cell office:value-type="string" table:style-name="ce5">
            <text:p>Favre, Claudio-Casazza, Gabriella-Menconi, Mariacristina-DelCarlo, Tiziana-Bernasconi, Say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tà Operativa Ematologia Azienda Ospedaliero Uni</text:p>
          </table:table-cell>
          <table:table-cell office:value-type="string" table:style-name="ce4">
            <text:p>mario.petrini@med.unipi.it</text:p>
          </table:table-cell>
          <table:table-cell table:style-name="ce4"/>
          <table:table-cell office:value-type="string" table:style-name="ce4">
            <text:p>undefined</text:p>
          </table:table-cell>
          <table:table-cell office:value-type="string" table:style-name="ce5">
            <text:p>Unità Operativa Ematologia Azienda Ospedaliero Universitaria Pisana Via Roma 67 56126 Pisa</text:p>
          </table:table-cell>
          <table:table-cell office:value-type="string" table:style-name="ce5">
            <text:p>http://www2.clinicalresearch.nl/members/cic.asp?cic=795&amp;team=2</text:p>
          </table:table-cell>
          <table:table-cell office:value-type="string" table:style-name="ce5">
            <text:p>Pisa</text:p>
          </table:table-cell>
          <table:table-cell office:value-type="string" table:style-name="ce5">
            <text:p>Petrini, Mario-Benedetti, Edoardo-Caracciolo, Francesco-Orciuolo, Enrico-Albiani, Anna-Martinelli, Leo-Buda, Gabriele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San Carlo Dip. Ematologia via Potito Petr</text:p>
          </table:table-cell>
          <table:table-cell office:value-type="string" table:style-name="ce4">
            <text:p>ematologia.trapianto@ospedalesancarlo.it</text:p>
          </table:table-cell>
          <table:table-cell office:value-type="string" table:style-name="ce4">
            <text:p>+390971613660</text:p>
          </table:table-cell>
          <table:table-cell office:value-type="string" table:style-name="ce4">
            <text:p>+390971613258</text:p>
          </table:table-cell>
          <table:table-cell office:value-type="string" table:style-name="ce5">
            <text:p>Ospedale San Carlo Dip. Ematologia via Potito Petrone 85100 Potenza</text:p>
          </table:table-cell>
          <table:table-cell office:value-type="string" table:style-name="ce5">
            <text:p>http://www2.clinicalresearch.nl/members/cic.asp?cic=861&amp;team=1</text:p>
          </table:table-cell>
          <table:table-cell office:value-type="string" table:style-name="ce5">
            <text:p>Potenza</text:p>
          </table:table-cell>
          <table:table-cell office:value-type="string" table:style-name="ce5">
            <text:p>Pizzuti, Michele-Santagostino, Alberto-Cimminiello, Michele-Amendola, Angela-Lucia, Carmela-Attolico, Imm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Civile Oncology- Hematology Department Vi</text:p>
          </table:table-cell>
          <table:table-cell office:value-type="string" table:style-name="ce4">
            <text:p>e.zuffa@ausl.ra.it</text:p>
          </table:table-cell>
          <table:table-cell office:value-type="string" table:style-name="ce4">
            <text:p>+390544286213</text:p>
          </table:table-cell>
          <table:table-cell office:value-type="string" table:style-name="ce4">
            <text:p>+390544285827</text:p>
          </table:table-cell>
          <table:table-cell office:value-type="string" table:style-name="ce5">
            <text:p>Ospedale Civile Oncology- Hematology Department Viale Randi 5 48100 Ravenna</text:p>
          </table:table-cell>
          <table:table-cell office:value-type="string" table:style-name="ce5">
            <text:p>http://www2.clinicalresearch.nl/members/cic.asp?cic=306&amp;team=1</text:p>
          </table:table-cell>
          <table:table-cell office:value-type="string" table:style-name="ce5">
            <text:p>Ravenna</text:p>
          </table:table-cell>
          <table:table-cell office:value-type="string" table:style-name="ce5">
            <text:p>Zuffa, Eliana-Zaccaria, Alfonso-Chirico, Gianluca-Zumaglini, Federica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Azienda Ospedaliera Centro Unico Regionale Trapian</text:p>
          </table:table-cell>
          <table:table-cell office:value-type="string" table:style-name="ce4">
            <text:p>irrera1959@libero.it</text:p>
          </table:table-cell>
          <table:table-cell office:value-type="string" table:style-name="ce4">
            <text:p>39-09-65-39-76-80</text:p>
          </table:table-cell>
          <table:table-cell office:value-type="string" table:style-name="ce4">
            <text:p>39-09-65-250-82</text:p>
          </table:table-cell>
          <table:table-cell office:value-type="string" table:style-name="ce5">
            <text:p>Azienda Ospedaliera Centro Unico Regionale Trapianti Alberto Neri Bianchi- Melacrino- Morelli 89100 Reggio Calabria</text:p>
          </table:table-cell>
          <table:table-cell office:value-type="string" table:style-name="ce5">
            <text:p>http://www2.clinicalresearch.nl/members/cic.asp?cic=587&amp;team=1</text:p>
          </table:table-cell>
          <table:table-cell office:value-type="string" table:style-name="ce5">
            <text:p>ReggioCalabria</text:p>
          </table:table-cell>
          <table:table-cell office:value-type="string" table:style-name="ce5">
            <text:p>Irrera, Giuseppe-Massara, Elisabetta-Martino, Massimo-Messina, Giuseppe-Pucci, Giulia-Console, Giuseppe-Russo, Letteria-Gallo, Giuseppe-Cusumano, Giusy-Fedele, Roberta-Monteleone, Renza-Moscato, Tizia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rcispedale S. Maria Nuova Unita Operativa Ematolo</text:p>
          </table:table-cell>
          <table:table-cell office:value-type="string" table:style-name="ce4">
            <text:p>merli.francesco@asmn.re.it)</text:p>
          </table:table-cell>
          <table:table-cell office:value-type="string" table:style-name="ce4">
            <text:p>39-0522-296618</text:p>
          </table:table-cell>
          <table:table-cell office:value-type="string" table:style-name="ce4">
            <text:p>39-0522-296694</text:p>
          </table:table-cell>
          <table:table-cell office:value-type="string" table:style-name="ce5">
            <text:p>Arcispedale S. Maria Nuova Unita Operativa Ematologia Viale Risorgimento Reggio Emilia</text:p>
          </table:table-cell>
          <table:table-cell office:value-type="string" table:style-name="ce5">
            <text:p>http://www2.clinicalresearch.nl/members/cic.asp?cic=660&amp;team=1</text:p>
          </table:table-cell>
          <table:table-cell office:value-type="string" table:style-name="ce5">
            <text:p>ReggioEmilia</text:p>
          </table:table-cell>
          <table:table-cell office:value-type="string" table:style-name="ce5">
            <text:p>Merli, Francesco-Facchini, Luca-Imovilli, Annalisa-Botti, Stefano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Hematology&amp;amp; SCT Unit Instituto Ricoveroe Curaa</text:p>
          </table:table-cell>
          <table:table-cell office:value-type="string" table:style-name="ce4">
            <text:p>p.musto@crob.it</text:p>
          </table:table-cell>
          <table:table-cell office:value-type="string" table:style-name="ce4">
            <text:p>+390972726729</text:p>
          </table:table-cell>
          <table:table-cell office:value-type="string" table:style-name="ce4">
            <text:p>39-0972-726217</text:p>
          </table:table-cell>
          <table:table-cell office:value-type="string" table:style-name="ce5">
            <text:p>Hematology&amp;amp; SCT Unit Instituto Ricoveroe Curaa Carattere Scientifico Centro Riferimento Oncologicodella Basilicata Via Padre Pio, 1 PZ-85028 Rionero In Vulture</text:p>
          </table:table-cell>
          <table:table-cell office:value-type="string" table:style-name="ce5">
            <text:p>http://www2.clinicalresearch.nl/members/cic.asp?cic=185&amp;team=1</text:p>
          </table:table-cell>
          <table:table-cell office:value-type="string" table:style-name="ce5">
            <text:p>RioneroInVulture</text:p>
          </table:table-cell>
          <table:table-cell office:value-type="string" table:style-name="ce5">
            <text:p>Musto, Pellegrino-Guariglia, Roberto-Pietrantuono, Giuseppe-Zonno, Antonia-DAuria, Fiorella-Traficante, An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. La Sapienza Dip. Biotecnologie Cellulari ed</text:p>
          </table:table-cell>
          <table:table-cell office:value-type="string" table:style-name="ce4">
            <text:p>232@bce.uniroma1.it</text:p>
          </table:table-cell>
          <table:table-cell office:value-type="string" table:style-name="ce4">
            <text:p>39-06-85-7951</text:p>
          </table:table-cell>
          <table:table-cell office:value-type="string" table:style-name="ce4">
            <text:p>39-06-44-24-1984</text:p>
          </table:table-cell>
          <table:table-cell office:value-type="string" table:style-name="ce5">
            <text:p>Univ. La Sapienza Dip. Biotecnologie Cellulari ed Ematologia via Benevento 600161 Rome</text:p>
          </table:table-cell>
          <table:table-cell office:value-type="string" table:style-name="ce5">
            <text:p>http://www2.clinicalresearch.nl/members/cic.asp?cic=232&amp;team=1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Foa, Roberto-Meloni, Giovanna-Vignetti, Marco-Iori, AnnaPaola-Ricci, Roberto-Iori, AnnaPaola-Meloni, Giovan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S. Camillo Haematology SCT Unit Padiglion</text:p>
          </table:table-cell>
          <table:table-cell office:value-type="string" table:style-name="ce4">
            <text:p>imajolino@scamilloforlanini.rm.it</text:p>
          </table:table-cell>
          <table:table-cell office:value-type="string" table:style-name="ce4">
            <text:p>39-06-5870-3495</text:p>
          </table:table-cell>
          <table:table-cell office:value-type="string" table:style-name="ce4">
            <text:p>39-06-5870-4357</text:p>
          </table:table-cell>
          <table:table-cell office:value-type="string" table:style-name="ce5">
            <text:p>Ospedale S. Camillo Haematology SCT Unit Padiglione Cesalpino Circonvallazione Gianicolense 87 00152 Roma</text:p>
          </table:table-cell>
          <table:table-cell office:value-type="string" table:style-name="ce5">
            <text:p>http://www2.clinicalresearch.nl/members/cic.asp?cic=287&amp;team=1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Majolino, Ignazio-Locasciulli, Anna-Severino, Alessandro-Pinazzi, M.Beatrice-Proia, Anna-DelGiudice, Elisabetta-Natale, Novella-Spirito, Francesc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ersità Cattolica S. Cuore Istitutodi Ematologi</text:p>
          </table:table-cell>
          <table:table-cell office:value-type="string" table:style-name="ce4">
            <text:p>emacat@rm.unicatt.it</text:p>
          </table:table-cell>
          <table:table-cell office:value-type="string" table:style-name="ce4">
            <text:p>39-063-550-3953</text:p>
          </table:table-cell>
          <table:table-cell office:value-type="string" table:style-name="ce4">
            <text:p>39-063-017-319</text:p>
          </table:table-cell>
          <table:table-cell office:value-type="string" table:style-name="ce5">
            <text:p>Università Cattolica S. Cuore Istitutodi Ematologia Ematologia Largo Gemelli 8 00168 Roma</text:p>
          </table:table-cell>
          <table:table-cell office:value-type="string" table:style-name="ce5">
            <text:p>http://www2.clinicalresearch.nl/members/cic.asp?cic=307&amp;team=1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Leone, Giuseppe-Sica, Simona-Chiusolo, Patrizia-Cioce, Marc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nternational Center for Transplantationin Thalass</text:p>
          </table:table-cell>
          <table:table-cell office:value-type="string" table:style-name="ce4">
            <text:p>j.gaziev@fondazioneime.org</text:p>
          </table:table-cell>
          <table:table-cell office:value-type="string" table:style-name="ce4">
            <text:p>+390620661300</text:p>
          </table:table-cell>
          <table:table-cell office:value-type="string" table:style-name="ce4">
            <text:p>+390620661302</text:p>
          </table:table-cell>
          <table:table-cell office:value-type="string" table:style-name="ce5">
            <text:p>International Center for Transplantationin Thalassemiaand Sickle Cell Anemia Fondazione IME- Policlinico Tor Vergata Viale Oxford, 81 00133 Roma</text:p>
          </table:table-cell>
          <table:table-cell office:value-type="string" table:style-name="ce5">
            <text:p>http://www2.clinicalresearch.nl/members/cic.asp?cic=383&amp;team=1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Lucarelli, Guido-Gaziev, Javid-Sodani, Pietr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ransplant Network ¨Tor Vergata¨ University of Rom</text:p>
          </table:table-cell>
          <table:table-cell office:value-type="string" table:style-name="ce4">
            <text:p>william.arcese@ptvonline.it</text:p>
          </table:table-cell>
          <table:table-cell office:value-type="string" table:style-name="ce4">
            <text:p>+39-06-2090-3227/3220/3213</text:p>
          </table:table-cell>
          <table:table-cell office:value-type="string" table:style-name="ce4">
            <text:p>+39-06-20903221</text:p>
          </table:table-cell>
          <table:table-cell office:value-type="string" table:style-name="ce5">
            <text:p>Transplant Network ¨Tor Vergata¨ University of Rome Stem Cell Transplant Unit Policlinico Universitàrio Tor Vergata Viale Oxford 81 00133 Roma</text:p>
          </table:table-cell>
          <table:table-cell office:value-type="string" table:style-name="ce5">
            <text:p>http://www2.clinicalresearch.nl/members/cic.asp?cic=756&amp;team=1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Arcese,William-Cudillo, Laura-Cerretti, Raffaelle-Picardi, Alessandra-DeAngelis, Gottardo-Micciché, Silvia-Trenta, Francesco-Mauroni, MariaRita-DiPiazza, Fab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ant Eugenio Hospital Divisionof Hematology P.lede</text:p>
          </table:table-cell>
          <table:table-cell office:value-type="string" table:style-name="ce4">
            <text:p>paolo.de.fabritiis@uniroma2.it</text:p>
          </table:table-cell>
          <table:table-cell office:value-type="string" table:style-name="ce4">
            <text:p>+39-06-591-4745</text:p>
          </table:table-cell>
          <table:table-cell office:value-type="string" table:style-name="ce4">
            <text:p>: +39-06-591-5965</text:p>
          </table:table-cell>
          <table:table-cell office:value-type="string" table:style-name="ce5">
            <text:p>Sant Eugenio Hospital Divisionof Hematology P.ledell Umanesimo, 10 00144 Roma</text:p>
          </table:table-cell>
          <table:table-cell office:value-type="string" table:style-name="ce5">
            <text:p>http://www2.clinicalresearch.nl/members/cic.asp?cic=756&amp;team=2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DeFabritiis, Paolo-Cupelli, Luca-Dentamaro, Teresa-Piccioni, Daniela-Tendas, Andre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Rome Transplant Network Campus Biomedico Universit</text:p>
          </table:table-cell>
          <table:table-cell office:value-type="string" table:style-name="ce4">
            <text:p>g.avvisati@unicampus.it</text:p>
          </table:table-cell>
          <table:table-cell office:value-type="string" table:style-name="ce4">
            <text:p>+39-06-22541-1075</text:p>
          </table:table-cell>
          <table:table-cell office:value-type="string" table:style-name="ce4">
            <text:p>+39-06-22541-1029</text:p>
          </table:table-cell>
          <table:table-cell office:value-type="string" table:style-name="ce5">
            <text:p>Rome Transplant Network Campus Biomedico University Division of Hematology Via Alvarodel Portillo, 200 Roma</text:p>
          </table:table-cell>
          <table:table-cell office:value-type="string" table:style-name="ce5">
            <text:p>http://www2.clinicalresearch.nl/members/cic.asp?cic=756&amp;team=4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Avvisati, Giuseppe-Annibali, Ombretta-Tirindelli, MariaCristi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Regina Elena Cancer Institute Hematology- Clinical</text:p>
          </table:table-cell>
          <table:table-cell office:value-type="string" table:style-name="ce4">
            <text:p>mcpetti@ifo.it</text:p>
          </table:table-cell>
          <table:table-cell office:value-type="string" table:style-name="ce4">
            <text:p>+390652665685</text:p>
          </table:table-cell>
          <table:table-cell office:value-type="string" table:style-name="ce4">
            <text:p>+390652666949</text:p>
          </table:table-cell>
          <table:table-cell office:value-type="string" table:style-name="ce5">
            <text:p>Regina Elena Cancer Institute Hematology- Clinical Oncology Via Elio Chianesi, 53 00128 Roma</text:p>
          </table:table-cell>
          <table:table-cell office:value-type="string" table:style-name="ce5">
            <text:p>http://www2.clinicalresearch.nl/members/cic.asp?cic=756&amp;team=5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Petti, ConcettiMaria-Mengarelli, Andrea-Romano, Ateld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ersità ¨La Sapienza¨ Il Facoltà di Medicina U.</text:p>
          </table:table-cell>
          <table:table-cell office:value-type="string" table:style-name="ce4">
            <text:p>enri954@libero.it</text:p>
          </table:table-cell>
          <table:table-cell office:value-type="string" table:style-name="ce4">
            <text:p>+390680345939</text:p>
          </table:table-cell>
          <table:table-cell office:value-type="string" table:style-name="ce4">
            <text:p>+390680345608</text:p>
          </table:table-cell>
          <table:table-cell office:value-type="string" table:style-name="ce5">
            <text:p>Università ¨La Sapienza¨ Il Facoltà di Medicina U. O. C Ematologia A. O. S. Andrea Via di Grottarossa 1035 00185 Roma</text:p>
          </table:table-cell>
          <table:table-cell office:value-type="string" table:style-name="ce5">
            <text:p>http://www2.clinicalresearch.nl/members/cic.asp?cic=756&amp;team=6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Monarca, Bruno-Montefusco, Enrico-Ferrari, Antonella-Grigore, Doinita-Sollazzo, Fabio-Conte, Esmeralda-Bianchi, MariaPaola-Piedimonte, Monic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aematology Unit San Giovanni- Addolorata Hospital</text:p>
          </table:table-cell>
          <table:table-cell office:value-type="string" table:style-name="ce4">
            <text:p>lannino@hsangiovanni.roma.it</text:p>
          </table:table-cell>
          <table:table-cell office:value-type="string" table:style-name="ce4">
            <text:p>+390677055482</text:p>
          </table:table-cell>
          <table:table-cell office:value-type="string" table:style-name="ce4">
            <text:p>+390677055326</text:p>
          </table:table-cell>
          <table:table-cell office:value-type="string" table:style-name="ce5">
            <text:p>Haematology Unit San Giovanni- Addolorata Hospital Via Amba Aradam, 80 00184 Rome</text:p>
          </table:table-cell>
          <table:table-cell office:value-type="string" table:style-name="ce5">
            <text:p>http://www2.clinicalresearch.nl/members/cic.asp?cic=756&amp;team=7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Annino, Luciana-Chierichini, Anna-AnticoliBorsa, Paola-Anaclerico, Barbara-Pilozzi, Vittoria-Magnetta, Luc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RRCS Ospedale Pediatrico Bambino Gesù Piazza S. O</text:p>
          </table:table-cell>
          <table:table-cell office:value-type="string" table:style-name="ce4">
            <text:p>franco.locatelli@opbg.net</text:p>
          </table:table-cell>
          <table:table-cell office:value-type="string" table:style-name="ce4">
            <text:p>+390668592129</text:p>
          </table:table-cell>
          <table:table-cell office:value-type="string" table:style-name="ce4">
            <text:p>+390668592292</text:p>
          </table:table-cell>
          <table:table-cell office:value-type="string" table:style-name="ce5">
            <text:p>IRRCS Ospedale Pediatrico Bambino Gesù Piazza S. Onofrio, 4 00165 Rome</text:p>
          </table:table-cell>
          <table:table-cell office:value-type="string" table:style-name="ce5">
            <text:p>http://www2.clinicalresearch.nl/members/cic.asp?cic=796&amp;team=1</text:p>
          </table:table-cell>
          <table:table-cell office:value-type="string" table:style-name="ce5">
            <text:p>Rome</text:p>
          </table:table-cell>
          <table:table-cell office:value-type="string" table:style-name="ce5">
            <text:p>Locatelli, Franco-Bertaina, Alice-Bernardo, MariaEster-Milano, Giuseppe-Rutella, Sergio-Ciscato, Carlo-Pinto, RitaMaria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Medical School University of Salerno AOU San Giova</text:p>
          </table:table-cell>
          <table:table-cell office:value-type="string" table:style-name="ce4">
            <text:p>cselleri@unisa.it</text:p>
          </table:table-cell>
          <table:table-cell office:value-type="string" table:style-name="ce4">
            <text:p>+39089673150</text:p>
          </table:table-cell>
          <table:table-cell office:value-type="string" table:style-name="ce4">
            <text:p>+39089673157</text:p>
          </table:table-cell>
          <table:table-cell office:value-type="string" table:style-name="ce5">
            <text:p>Medical School University of Salerno AOU San Giovannidi Dio e Ruggi D´ Aragona Hospital Hematologyand Hematopoietic SCT Center Largo Cittàd´ Ippocrate 84131 Salerno</text:p>
          </table:table-cell>
          <table:table-cell office:value-type="string" table:style-name="ce5">
            <text:p>http://www2.clinicalresearch.nl/members/cic.asp?cic=928&amp;team=1</text:p>
          </table:table-cell>
          <table:table-cell office:value-type="string" table:style-name="ce5">
            <text:p>Salerno</text:p>
          </table:table-cell>
          <table:table-cell office:value-type="string" table:style-name="ce5">
            <text:p>Selleri, Carmine-Serio, Bianca-Pezzullo, Luca-Cuffa, Bianca-Tortora, Lua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RCCS, Casa Sollievo della Sofferenza Unit of Hema</text:p>
          </table:table-cell>
          <table:table-cell office:value-type="string" table:style-name="ce4">
            <text:p>ematologia@operapadrepio.it</text:p>
          </table:table-cell>
          <table:table-cell office:value-type="string" table:style-name="ce4">
            <text:p>39-0882-410-539/525</text:p>
          </table:table-cell>
          <table:table-cell office:value-type="string" table:style-name="ce4">
            <text:p>39-0882-410-258</text:p>
          </table:table-cell>
          <table:table-cell office:value-type="string" table:style-name="ce5">
            <text:p>IRCCS, Casa Sollievo della Sofferenza Unit of Hematologyand Bone Marrow Transplantation Viale Capuccini 86 71013 (FG) San Giovanni Rotondo</text:p>
          </table:table-cell>
          <table:table-cell office:value-type="string" table:style-name="ce5">
            <text:p>http://www2.clinicalresearch.nl/members/cic.asp?cic=526&amp;team=1</text:p>
          </table:table-cell>
          <table:table-cell office:value-type="string" table:style-name="ce5">
            <text:p>SanGiovanniRotondo</text:p>
          </table:table-cell>
          <table:table-cell office:value-type="string" table:style-name="ce5">
            <text:p>Cascavilla, Nicola-Carella, AngeloMichele-Greco, MicheleMario-Savino, Luc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stituto Di Ematologia Università Di Sassari Viale</text:p>
          </table:table-cell>
          <table:table-cell office:value-type="string" table:style-name="ce4">
            <text:p>podda@uniss.it</text:p>
          </table:table-cell>
          <table:table-cell office:value-type="string" table:style-name="ce4">
            <text:p>+39-079-228282</text:p>
          </table:table-cell>
          <table:table-cell office:value-type="string" table:style-name="ce4">
            <text:p>+39-079-228282</text:p>
          </table:table-cell>
          <table:table-cell office:value-type="string" table:style-name="ce5">
            <text:p>Istituto Di Ematologia Università Di Sassari Viale San Pietro 12 07100 Sassari</text:p>
          </table:table-cell>
          <table:table-cell office:value-type="string" table:style-name="ce5">
            <text:p>http://www2.clinicalresearch.nl/members/cic.asp?cic=870&amp;team=1</text:p>
          </table:table-cell>
          <table:table-cell office:value-type="string" table:style-name="ce5">
            <text:p>Sassari</text:p>
          </table:table-cell>
          <table:table-cell office:value-type="string" table:style-name="ce5">
            <text:p>Longinotti, Maurizio-Podda, Luidi-Nieddu, RosaMaria-Fozza, Claud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.O.S.A Centro Trapianti e Terapia Cellulare Azien</text:p>
          </table:table-cell>
          <table:table-cell office:value-type="string" table:style-name="ce4">
            <text:p>g.marotta@ao-siena.toscana.it</text:p>
          </table:table-cell>
          <table:table-cell office:value-type="string" table:style-name="ce4">
            <text:p>39-0577-586743</text:p>
          </table:table-cell>
          <table:table-cell office:value-type="string" table:style-name="ce4">
            <text:p>39-0577-586743</text:p>
          </table:table-cell>
          <table:table-cell office:value-type="string" table:style-name="ce5">
            <text:p>U.O.S.A Centro Trapianti e Terapia Cellulare Azienda Ospedaliera Universitaria Senese Policlinico S. Mariaalle Scotte Viale Bracci, 16 53100 Siena</text:p>
          </table:table-cell>
          <table:table-cell office:value-type="string" table:style-name="ce5">
            <text:p>http://www2.clinicalresearch.nl/members/cic.asp?cic=321&amp;team=1</text:p>
          </table:table-cell>
          <table:table-cell office:value-type="string" table:style-name="ce5">
            <text:p>Siena</text:p>
          </table:table-cell>
          <table:table-cell office:value-type="string" table:style-name="ce5">
            <text:p>Marotta, Giuseppe-Bucalossi, Alessandro-Lenoci, Mariapia-Tozzi, Monica-Borelli, Cir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Nord Institute of Haematology Strada Mart</text:p>
          </table:table-cell>
          <table:table-cell office:value-type="string" table:style-name="ce4">
            <text:p>ematologia.taranto@tin.it</text:p>
          </table:table-cell>
          <table:table-cell office:value-type="string" table:style-name="ce4">
            <text:p>39-099-478-6765</text:p>
          </table:table-cell>
          <table:table-cell office:value-type="string" table:style-name="ce4">
            <text:p>39-099-478-6765</text:p>
          </table:table-cell>
          <table:table-cell office:value-type="string" table:style-name="ce5">
            <text:p>Ospedale Nord Institute of Haematology Strada Martinafranca 74100 Taranto</text:p>
          </table:table-cell>
          <table:table-cell office:value-type="string" table:style-name="ce5">
            <text:p>http://www2.clinicalresearch.nl/members/cic.asp?cic=332&amp;team=1</text:p>
          </table:table-cell>
          <table:table-cell office:value-type="string" table:style-name="ce5">
            <text:p>Taranto</text:p>
          </table:table-cell>
          <table:table-cell office:value-type="string" table:style-name="ce5">
            <text:p>Mazza, Patrizio-Giovanni, Pisapia-Palazzo, Giuli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.S.C.V.D Trapiantodi Cellule Staminali Ospedale U</text:p>
          </table:table-cell>
          <table:table-cell office:value-type="string" table:style-name="ce4">
            <text:p>faldam@yahoo.com</text:p>
          </table:table-cell>
          <table:table-cell office:value-type="string" table:style-name="ce4">
            <text:p>39-011-633-5359</text:p>
          </table:table-cell>
          <table:table-cell office:value-type="string" table:style-name="ce4">
            <text:p>39-011-633-5759</text:p>
          </table:table-cell>
          <table:table-cell office:value-type="string" table:style-name="ce5">
            <text:p>S.S.C.V.D Trapiantodi Cellule Staminali Ospedale Universitaria San Giovanni Battista Corso Bramante 88 10126 Torino</text:p>
          </table:table-cell>
          <table:table-cell office:value-type="string" table:style-name="ce5">
            <text:p>http://www2.clinicalresearch.nl/members/cic.asp?cic=231&amp;team=1</text:p>
          </table:table-cell>
          <table:table-cell office:value-type="string" table:style-name="ce5">
            <text:p>Torino</text:p>
          </table:table-cell>
          <table:table-cell office:value-type="string" table:style-name="ce5">
            <text:p>Falda, Michele-Benedetto, Bruno-Busca, Alessandro-Giaccone, Luisa-Allione, Bernardino-DArdia, Stefano-Fiorillo, Lena-Manetta, Sar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nco-Ematologia Pediatrica Centro Trapianti Cellul</text:p>
          </table:table-cell>
          <table:table-cell office:value-type="string" table:style-name="ce4">
            <text:p>franca.fagioli@unito.it</text:p>
          </table:table-cell>
          <table:table-cell office:value-type="string" table:style-name="ce4">
            <text:p>+39-011-313-5360</text:p>
          </table:table-cell>
          <table:table-cell office:value-type="string" table:style-name="ce4">
            <text:p>+39-011-313-5487</text:p>
          </table:table-cell>
          <table:table-cell office:value-type="string" table:style-name="ce5">
            <text:p>Onco-Ematologia Pediatrica Centro Trapianti Cellule Staminali Ospedale Infantile Regina Margherita Piazza Polonia 94 10126 Torino</text:p>
          </table:table-cell>
          <table:table-cell office:value-type="string" table:style-name="ce5">
            <text:p>http://www2.clinicalresearch.nl/members/cic.asp?cic=305&amp;team=1</text:p>
          </table:table-cell>
          <table:table-cell office:value-type="string" table:style-name="ce5">
            <text:p>Torino</text:p>
          </table:table-cell>
          <table:table-cell office:value-type="string" table:style-name="ce5">
            <text:p>Fagioli, Franca-Vassallo, Elena-Berger, Massimo-Nesi, Francesca-Biasin, Eleonora-Quarello, Paola-Calcagnile, Ferdinando-Mammola, Sere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attedra di Oncologia Medica Istituto per la Ricer</text:p>
          </table:table-cell>
          <table:table-cell office:value-type="string" table:style-name="ce4">
            <text:p>massimo.aglietta@ircc.it</text:p>
          </table:table-cell>
          <table:table-cell office:value-type="string" table:style-name="ce4">
            <text:p>+390119933628</text:p>
          </table:table-cell>
          <table:table-cell office:value-type="string" table:style-name="ce4">
            <text:p>+390119933299</text:p>
          </table:table-cell>
          <table:table-cell office:value-type="string" table:style-name="ce5">
            <text:p>Cattedra di Oncologia Medica Istituto per la Ricercaela Cura del Cancro Strada Provinciale 142 10060 Candiolo Torino</text:p>
          </table:table-cell>
          <table:table-cell office:value-type="string" table:style-name="ce5">
            <text:p>http://www2.clinicalresearch.nl/members/cic.asp?cic=305&amp;team=2</text:p>
          </table:table-cell>
          <table:table-cell office:value-type="string" table:style-name="ce5">
            <text:p>Torino</text:p>
          </table:table-cell>
          <table:table-cell office:value-type="string" table:style-name="ce5">
            <text:p>Aglietta, Massimo-Sangiolo, Dario-Carnevale-Schianca, Fabrizio-Caravelli, Daniela-Gioeni, Luisa-Albanese, Ange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niversità di Torino Ospedale San Luigi Orbassano</text:p>
          </table:table-cell>
          <table:table-cell office:value-type="string" table:style-name="ce4">
            <text:p>saglio@csi.it</text:p>
          </table:table-cell>
          <table:table-cell office:value-type="string" table:style-name="ce4">
            <text:p>+390119026545</text:p>
          </table:table-cell>
          <table:table-cell office:value-type="string" table:style-name="ce4">
            <text:p>+390119038636</text:p>
          </table:table-cell>
          <table:table-cell office:value-type="string" table:style-name="ce5">
            <text:p>Università di Torino Ospedale San Luigi Orbassano Medicina Interna IISEZ5 A 10043 Orbassano Torino</text:p>
          </table:table-cell>
          <table:table-cell office:value-type="string" table:style-name="ce5">
            <text:p>http://www2.clinicalresearch.nl/members/cic.asp?cic=305&amp;team=3</text:p>
          </table:table-cell>
          <table:table-cell office:value-type="string" table:style-name="ce5">
            <text:p>Torino</text:p>
          </table:table-cell>
          <table:table-cell office:value-type="string" table:style-name="ce5">
            <text:p>Saglio, Giuseppe-Nicoli, Paolo-Caspanello, Salvatore-Cilloni, Daniela-DeGobbi, Marco-RegeCambrin, Giovanna-Zecchina, Gabriel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zienda Ospedaliera Ordine Mauriziano- Umberto Ian</text:p>
          </table:table-cell>
          <table:table-cell office:value-type="string" table:style-name="ce4">
            <text:p>corrado.tarella@unito.it</text:p>
          </table:table-cell>
          <table:table-cell office:value-type="string" table:style-name="ce4">
            <text:p>+39-011-508-2949</text:p>
          </table:table-cell>
          <table:table-cell office:value-type="string" table:style-name="ce4">
            <text:p>+39-508-2446</text:p>
          </table:table-cell>
          <table:table-cell office:value-type="string" table:style-name="ce5">
            <text:p>Azienda Ospedaliera Ordine Mauriziano- Umberto Iand Università di Torino S. C. D. U Ematologia e Terapie Cellulari L.go Turati 62 10128 Torino</text:p>
          </table:table-cell>
          <table:table-cell office:value-type="string" table:style-name="ce5">
            <text:p>http://www2.clinicalresearch.nl/members/cic.asp?cic=455&amp;team=1</text:p>
          </table:table-cell>
          <table:table-cell office:value-type="string" table:style-name="ce5">
            <text:p>Torino</text:p>
          </table:table-cell>
          <table:table-cell office:value-type="string" table:style-name="ce5">
            <text:p>Tarella, Corrado-DeCrescenzo, Alberto-Ruella, Marco-Rovera, Laura-Wade, Muhamed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residio Ospedaliero Treviso Unità Operativa di Em</text:p>
          </table:table-cell>
          <table:table-cell office:value-type="string" table:style-name="ce4">
            <text:p>segematologiatv@ulss.tv.it</text:p>
          </table:table-cell>
          <table:table-cell office:value-type="string" table:style-name="ce4">
            <text:p>+390422322221</text:p>
          </table:table-cell>
          <table:table-cell office:value-type="string" table:style-name="ce4">
            <text:p>+390422322542</text:p>
          </table:table-cell>
          <table:table-cell office:value-type="string" table:style-name="ce5">
            <text:p>Presidio Ospedaliero Treviso Unità Operativa di Ematologia Dipartimento di Medicina Piazza Ospedale, 1 31100 Treviso</text:p>
          </table:table-cell>
          <table:table-cell office:value-type="string" table:style-name="ce5">
            <text:p>http://www2.clinicalresearch.nl/members/cic.asp?cic=415&amp;team=1</text:p>
          </table:table-cell>
          <table:table-cell office:value-type="string" table:style-name="ce5">
            <text:p>Treviso</text:p>
          </table:table-cell>
          <table:table-cell office:value-type="string" table:style-name="ce5">
            <text:p>Ghelinzoni, Filippo-MariaStefani, Piero-Gottardi, Michele-Vincenzi, Susanna-DeGrandi, Elia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C. Panico Ematologia Via S. Pio X, 4 7303</text:p>
          </table:table-cell>
          <table:table-cell office:value-type="string" table:style-name="ce4">
            <text:p>salentoematolgia@piafondazionepanico.it</text:p>
          </table:table-cell>
          <table:table-cell office:value-type="string" table:style-name="ce4">
            <text:p>39-083-354-772113</text:p>
          </table:table-cell>
          <table:table-cell office:value-type="string" table:style-name="ce4">
            <text:p>39-083-354-3561</text:p>
          </table:table-cell>
          <table:table-cell office:value-type="string" table:style-name="ce5">
            <text:p>Ospedale C. Panico Ematologia Via S. Pio X, 4 73039 Tricase (Lecce)</text:p>
          </table:table-cell>
          <table:table-cell office:value-type="string" table:style-name="ce5">
            <text:p>http://www2.clinicalresearch.nl/members/cic.asp?cic=652&amp;team=1</text:p>
          </table:table-cell>
          <table:table-cell office:value-type="string" table:style-name="ce5">
            <text:p>Tricase(Lecce)</text:p>
          </table:table-cell>
          <table:table-cell office:value-type="string" table:style-name="ce5">
            <text:p>Pavone, Vincenzo-Rana, Antonio-Greco, Giuseppi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stituto perl'infanzia IRCCS Burlo Garofolo Centro</text:p>
          </table:table-cell>
          <table:table-cell office:value-type="string" table:style-name="ce4">
            <text:p>maximova@burlo.trieste.it</text:p>
          </table:table-cell>
          <table:table-cell office:value-type="string" table:style-name="ce4">
            <text:p>39-040-3785-276</text:p>
          </table:table-cell>
          <table:table-cell office:value-type="string" table:style-name="ce4">
            <text:p>39-040-3785-494</text:p>
          </table:table-cell>
          <table:table-cell office:value-type="string" table:style-name="ce5">
            <text:p>Istituto perl'infanzia IRCCS Burlo Garofolo Centro Trapianti Clinica Pediatrica Via Dell Istria 65/134137 Trieste</text:p>
          </table:table-cell>
          <table:table-cell office:value-type="string" table:style-name="ce5">
            <text:p>http://www2.clinicalresearch.nl/members/cic.asp?cic=525&amp;team=1</text:p>
          </table:table-cell>
          <table:table-cell office:value-type="string" table:style-name="ce5">
            <text:p>Trieste</text:p>
          </table:table-cell>
          <table:table-cell office:value-type="string" table:style-name="ce5">
            <text:p>Maximova,Natalia-Rabusin, Marco-Kiren, Valentina-Guerrato, Ros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zienda Ospedaliera Università di Udine Division o</text:p>
          </table:table-cell>
          <table:table-cell office:value-type="string" table:style-name="ce4">
            <text:p>ematologia@uniud.it</text:p>
          </table:table-cell>
          <table:table-cell office:value-type="string" table:style-name="ce4">
            <text:p>39-0432-559-662/3/4</text:p>
          </table:table-cell>
          <table:table-cell office:value-type="string" table:style-name="ce4">
            <text:p>39-0432-559-661</text:p>
          </table:table-cell>
          <table:table-cell office:value-type="string" table:style-name="ce5">
            <text:p>Azienda Ospedaliera Università di Udine Division of Hematology P.le S. Mariadella Misericordia 33100 Udine</text:p>
          </table:table-cell>
          <table:table-cell office:value-type="string" table:style-name="ce5">
            <text:p>http://www2.clinicalresearch.nl/members/cic.asp?cic=705&amp;team=1</text:p>
          </table:table-cell>
          <table:table-cell office:value-type="string" table:style-name="ce5">
            <text:p>Udine</text:p>
          </table:table-cell>
          <table:table-cell office:value-type="string" table:style-name="ce5">
            <text:p>Fanin, Renato-Cerno, Michela-Patriarca, Francesca-Sperotto, Alessandra-Nin, Cristi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pedale Civile SS. Giovannie Paolo - Dipartimento</text:p>
          </table:table-cell>
          <table:table-cell office:value-type="string" table:style-name="ce4">
            <text:p>ocve.ematologia@ulss12.ve.it</text:p>
          </table:table-cell>
          <table:table-cell office:value-type="string" table:style-name="ce4">
            <text:p>39-041-52-94-218</text:p>
          </table:table-cell>
          <table:table-cell office:value-type="string" table:style-name="ce4">
            <text:p>39-041-52-94-631</text:p>
          </table:table-cell>
          <table:table-cell office:value-type="string" table:style-name="ce5">
            <text:p>Ospedale Civile SS. Giovannie Paolo - Dipartimento di Ematologia e Oncologia - Castello 6698/b30123 Venezia</text:p>
          </table:table-cell>
          <table:table-cell office:value-type="string" table:style-name="ce5">
            <text:p>http://www2.clinicalresearch.nl/members/cic.asp?cic=502&amp;team=1</text:p>
          </table:table-cell>
          <table:table-cell office:value-type="string" table:style-name="ce5">
            <text:p>Venezia</text:p>
          </table:table-cell>
          <table:table-cell office:value-type="string" table:style-name="ce5">
            <text:p>Bassan, Renato-Vespignani, Michele-DeRossi, Rino-Sannicolò, Simona-Degrandi, Eliana-Maino, Elen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Verbania Hospital Oncologia Via Crocetta 28925 Ver</text:p>
          </table:table-cell>
          <table:table-cell office:value-type="string" table:style-name="ce4">
            <text:p>oncovco@hotmail.com</text:p>
          </table:table-cell>
          <table:table-cell office:value-type="string" table:style-name="ce4">
            <text:p>39-0323-541226</text:p>
          </table:table-cell>
          <table:table-cell office:value-type="string" table:style-name="ce4">
            <text:p>39-0323-541484</text:p>
          </table:table-cell>
          <table:table-cell office:value-type="string" table:style-name="ce5">
            <text:p>Verbania Hospital Oncologia Via Crocetta 28925 Verbania</text:p>
          </table:table-cell>
          <table:table-cell office:value-type="string" table:style-name="ce5">
            <text:p>http://www2.clinicalresearch.nl/members/cic.asp?cic=385&amp;team=1</text:p>
          </table:table-cell>
          <table:table-cell office:value-type="string" table:style-name="ce5">
            <text:p>Verbania</text:p>
          </table:table-cell>
          <table:table-cell office:value-type="string" table:style-name="ce5">
            <text:p>Luraschi, Annalisa-Fedeli, Paola-Cozzi, Sergio-Buscaglia, Paola-Montanara, Sergio-Savia, Franca-Piana, Carl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. Andrea - Dipartimento di Ematologia e Oncologia</text:p>
          </table:table-cell>
          <table:table-cell office:value-type="string" table:style-name="ce4">
            <text:p>albemail@libero.it</text:p>
          </table:table-cell>
          <table:table-cell office:value-type="string" table:style-name="ce4">
            <text:p>+390161593491</text:p>
          </table:table-cell>
          <table:table-cell office:value-type="string" table:style-name="ce4">
            <text:p>+390161593814</text:p>
          </table:table-cell>
          <table:table-cell office:value-type="string" table:style-name="ce5">
            <text:p>S. Andrea - Dipartimento di Ematologia e Oncologia - C.so Abbiate 21 13100 Vercelli</text:p>
          </table:table-cell>
          <table:table-cell office:value-type="string" table:style-name="ce5">
            <text:p>http://www2.clinicalresearch.nl/members/cic.asp?cic=863&amp;team=1</text:p>
          </table:table-cell>
          <table:table-cell office:value-type="string" table:style-name="ce5">
            <text:p>Vercelli</text:p>
          </table:table-cell>
          <table:table-cell office:value-type="string" table:style-name="ce5">
            <text:p>Santagostino, Alberto-Ardizzone, Fabio-Patriarca, Andrea-Ferrari, Paola-Sciacca, Mariel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oliclinico G. B. Rossi Divisione di Ematologia, U</text:p>
          </table:table-cell>
          <table:table-cell office:value-type="string" table:style-name="ce4">
            <text:p>fabio.benedetti@univr.it</text:p>
          </table:table-cell>
          <table:table-cell office:value-type="string" table:style-name="ce4">
            <text:p>+390458124647</text:p>
          </table:table-cell>
          <table:table-cell office:value-type="string" table:style-name="ce4">
            <text:p>+390458124104</text:p>
          </table:table-cell>
          <table:table-cell office:value-type="string" table:style-name="ce5">
            <text:p>Policlinico G. B. Rossi Divisione di Ematologia, Unità di TMO Piazzale L. A. Scuro, 10 37134 Verona</text:p>
          </table:table-cell>
          <table:table-cell office:value-type="string" table:style-name="ce5">
            <text:p>http://www2.clinicalresearch.nl/members/cic.asp?cic=623&amp;team=1</text:p>
          </table:table-cell>
          <table:table-cell office:value-type="string" table:style-name="ce5">
            <text:p>Verona</text:p>
          </table:table-cell>
          <table:table-cell office:value-type="string" table:style-name="ce5">
            <text:p>Benedetti, Fabio-Sorio, Marco-Pizzolo, Giovanni-Tecchio, Cristina-Andreini, Angelo-Vecchini, Maria-Mazzo, Francesc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ipartimento di Ematologia e Oncologia pediatrica</text:p>
          </table:table-cell>
          <table:table-cell office:value-type="string" table:style-name="ce4">
            <text:p>simone.cesaro@ospedaleuniverona.it</text:p>
          </table:table-cell>
          <table:table-cell office:value-type="string" table:style-name="ce4">
            <text:p>+390458124668</text:p>
          </table:table-cell>
          <table:table-cell office:value-type="string" table:style-name="ce4">
            <text:p>+390458124909</text:p>
          </table:table-cell>
          <table:table-cell office:value-type="string" table:style-name="ce5">
            <text:p>Dipartimento di Ematologia e Oncologia pediatrica Policlinico G. B. Rossi Piazzale L. A. Scuro, 10 37134 Verona</text:p>
          </table:table-cell>
          <table:table-cell office:value-type="string" table:style-name="ce5">
            <text:p>http://www2.clinicalresearch.nl/members/cic.asp?cic=623&amp;team=2</text:p>
          </table:table-cell>
          <table:table-cell office:value-type="string" table:style-name="ce5">
            <text:p>Verona</text:p>
          </table:table-cell>
          <table:table-cell office:value-type="string" table:style-name="ce5">
            <text:p>Cesaro, Simone-Bonetti, Elisa-Balter, Rita-Comerlati, Adriana-DeBortoli, Massimilian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ipertimento di Ematologia e Oncologia Policlinico</text:p>
          </table:table-cell>
          <table:table-cell office:value-type="string" table:style-name="ce4">
            <text:p>simone.cesaro@ospedaleuniverona.it</text:p>
          </table:table-cell>
          <table:table-cell office:value-type="string" table:style-name="ce4">
            <text:p>+390458124668</text:p>
          </table:table-cell>
          <table:table-cell office:value-type="string" table:style-name="ce4">
            <text:p>+39045812490</text:p>
          </table:table-cell>
          <table:table-cell office:value-type="string" table:style-name="ce5">
            <text:p>Dipertimento di Ematologia e Oncologia Policlinico G. B. Rossi Piazzale L. A. Scuro, 10 37134 Verona</text:p>
          </table:table-cell>
          <table:table-cell office:value-type="string" table:style-name="ce5">
            <text:p>http://www2.clinicalresearch.nl/members/cic.asp?cic=8414&amp;team=1</text:p>
          </table:table-cell>
          <table:table-cell office:value-type="string" table:style-name="ce5">
            <text:p>Verona</text:p>
          </table:table-cell>
          <table:table-cell office:value-type="string" table:style-name="ce5">
            <text:p>Cesaro, Simone-Martino, Rodrigo-Hoek, Jennifer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stituto Oncologico Del Mediterraneo Auto BMT Unit</text:p>
          </table:table-cell>
          <table:table-cell office:value-type="string" table:style-name="ce4">
            <text:p>iom.ebmt@virgilio.it</text:p>
          </table:table-cell>
          <table:table-cell office:value-type="string" table:style-name="ce4">
            <text:p>+390957895000</text:p>
          </table:table-cell>
          <table:table-cell office:value-type="string" table:style-name="ce4">
            <text:p>+390957901400</text:p>
          </table:table-cell>
          <table:table-cell office:value-type="string" table:style-name="ce5">
            <text:p>Istituto Oncologico Del Mediterraneo Auto BMT Unit Via Penninazzo 7 95028 Viagrande</text:p>
          </table:table-cell>
          <table:table-cell office:value-type="string" table:style-name="ce5">
            <text:p>http://www2.clinicalresearch.nl/members/cic.asp?cic=880&amp;team=1</text:p>
          </table:table-cell>
          <table:table-cell office:value-type="string" table:style-name="ce5">
            <text:p>Viagrande</text:p>
          </table:table-cell>
          <table:table-cell office:value-type="string" table:style-name="ce5">
            <text:p>Moschetti, Gaetano-Schinocca, LucianaRita-Gorgone, AusiliaGiuseppa-Guliti, Giuseppa-Vitale, MariaPao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. Bortolo Hospital Dipartimento di Ematologia Via</text:p>
          </table:table-cell>
          <table:table-cell office:value-type="string" table:style-name="ce4">
            <text:p>raimondi@hemato.ven.it</text:p>
          </table:table-cell>
          <table:table-cell office:value-type="string" table:style-name="ce4">
            <text:p>+39-0444-75-3607or3518</text:p>
          </table:table-cell>
          <table:table-cell office:value-type="string" table:style-name="ce4">
            <text:p>+39-0444-75-3365</text:p>
          </table:table-cell>
          <table:table-cell office:value-type="string" table:style-name="ce5">
            <text:p>S. Bortolo Hospital Dipartimento di Ematologia Via Rodolfi 37 36100 Vicenza</text:p>
          </table:table-cell>
          <table:table-cell office:value-type="string" table:style-name="ce5">
            <text:p>http://www2.clinicalresearch.nl/members/cic.asp?cic=797&amp;team=1</text:p>
          </table:table-cell>
          <table:table-cell office:value-type="string" table:style-name="ce5">
            <text:p>Vicenza</text:p>
          </table:table-cell>
          <table:table-cell office:value-type="string" table:style-name="ce5">
            <text:p>Rodeghiero, Francesco-Raimondi, Roberto-Miggiano, MariaCristina-Borghero, Carlo-Elice, Francesca-Dall´Olmo, Christian-Trentin, Michela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SL Viterbo Polo Ospedaliero Centrale Haematology</text:p>
          </table:table-cell>
          <table:table-cell office:value-type="string" table:style-name="ce4">
            <text:p>emat.mon@asl.vt.it</text:p>
          </table:table-cell>
          <table:table-cell office:value-type="string" table:style-name="ce4">
            <text:p>+390761651240</text:p>
          </table:table-cell>
          <table:table-cell office:value-type="string" table:style-name="ce4">
            <text:p>+390761651236</text:p>
          </table:table-cell>
          <table:table-cell office:value-type="string" table:style-name="ce5">
            <text:p>ASL Viterbo Polo Ospedaliero Centrale Haematology Department Viadell Ospedale, 17 Ronciglione 01037 Viterbo</text:p>
          </table:table-cell>
          <table:table-cell office:value-type="string" table:style-name="ce5">
            <text:p>http://www2.clinicalresearch.nl/members/cic.asp?cic=210&amp;team=1</text:p>
          </table:table-cell>
          <table:table-cell office:value-type="string" table:style-name="ce5">
            <text:p>Viterbo</text:p>
          </table:table-cell>
          <table:table-cell office:value-type="string" table:style-name="ce5">
            <text:p>Montanaro, Marco-Tini, Vincenzo-DeGregoris, Cinzia-Paoletti, Simonetta-Mastini, Cristina</text:p>
          </table:table-cell>
          <table:table-cell table:number-columns-repeated="16376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EZ</dc:creator>
    <meta:creation-date>2013-04-19T13:47:30Z</meta:creation-date>
    <dc:date>2013-04-19T13:47:30Z</dc:date>
  </office:meta>
</office:document-meta>
</file>